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555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2.3528in" fo:break-before="auto" style:use-optimal-row-height="true"/>
    </style:style>
    <style:style style:name="ro30" style:family="table-row">
      <style:table-row-properties style:row-height="2.5075in" fo:break-before="auto" style:use-optimal-row-height="true"/>
    </style:style>
    <style:style style:name="ro31" style:family="table-row">
      <style:table-row-properties style:row-height="1.7307in" fo:break-before="auto" style:use-optimal-row-height="true"/>
    </style:style>
    <style:style style:name="ro32" style:family="table-row">
      <style:table-row-properties style:row-height="2.0417in" fo:break-before="auto" style:use-optimal-row-height="true"/>
    </style:style>
    <style:style style:name="ro33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color="#000000" fo:font-weight="normal"/>
    </style:style>
    <style:style style:name="ce40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48" style:family="table-cell" style:parent-style-name="Default">
      <style:table-cell-properties fo:background-color="transparent" fo:border="0.0008in solid #000000" style:vertical-align="top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 style:font-weight-asian="bold" style:font-weight-complex="bold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size="10pt"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57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Arial"/>
    </style:style>
    <style:style style:name="ce58" style:family="table-cell" style:parent-style-name="Default">
      <style:table-cell-properties fo:border="0.0008in solid #000000"/>
      <style:text-properties style:font-name="Arial"/>
    </style:style>
    <style:style style:name="ce108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19" style:family="table-cell" style:parent-style-name="Default">
      <style:table-cell-properties fo:border="0.0008in solid #000000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2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23" style:family="table-cell" style:parent-style-name="Default">
      <style:table-cell-properties style:text-align-source="fix" style:repeat-content="false" fo:border="0.0071in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4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ext-properties style:font-name="Arial" fo:font-size="10pt" fo:font-weight="normal"/>
    </style:style>
    <style:style style:name="ce7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5" style:family="table-cell" style:parent-style-name="Default">
      <style:text-properties style:font-name="Ari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86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7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9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1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language="en" fo:country="GB" fo:font-weight="normal"/>
    </style:style>
    <style:style style:name="ce1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8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3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4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43" style:family="table-cell" style:parent-style-name="Default">
      <style:table-cell-properties fo:background-color="transparent" fo:wrap-option="wrap" fo:border="0.0008in solid #000000"/>
      <style:text-properties fo:color="#ff3333" style:font-name="Arial" fo:font-size="10pt" style:font-name-asian="Tahoma1" style:font-size-asian="10pt"/>
    </style:style>
    <style:style style:name="ce144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1" style:font-size-asian="10pt"/>
    </style:style>
    <style:style style:name="ce1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4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fo:color="#ff3333" style:font-name="Arial" fo:font-size="10pt" fo:font-weight="normal" style:font-name-asian="Tahoma1" style:font-size-asian="10pt"/>
    </style:style>
    <style:style style:name="ce14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50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51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2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53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</style:style>
    <style:style style:name="ce154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  <style:text-properties fo:color="#000000"/>
    </style:style>
    <style:style style:name="ce155" style:family="table-cell" style:parent-style-name="Default">
      <style:table-cell-properties fo:background-color="transparent"/>
      <style:text-properties fo:color="#ff3333"/>
    </style:style>
    <style:style style:name="ce156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ff0000"/>
    </style:style>
    <style:style style:name="T6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style:font-name="Arial" style:font-name-asian="Tahoma1" style:font-name-complex="Tahoma2"/>
    </style:style>
    <style:style style:name="T11" style:family="text">
      <style:text-properties fo:language="en" fo:country="GB" style:font-name-asian="Tahoma1"/>
    </style:style>
    <style:style style:name="T12" style:family="text">
      <style:text-properties fo:language="en" fo:country="GB" style:font-name-asian="Tahoma1" style:font-name-complex="Tahoma2"/>
    </style:style>
    <style:style style:name="T13" style:family="text">
      <style:text-properties fo:color="#000000" style:font-name="Arial" style:font-name-asian="Lucida Sans Unicode" style:font-name-complex="Tahoma2"/>
    </style:style>
    <style:style style:name="T14" style:family="text">
      <style:text-properties fo:color="#000000" style:font-name="Arial" fo:language="en" fo:country="GB" style:font-name-asian="Tahoma1" style:font-name-complex="Tahoma2"/>
    </style:style>
    <style:style style:name="T15" style:family="text">
      <style:text-properties fo:color="#4c4c4c" style:font-name="Arial" fo:language="en" fo:country="GB" style:font-name-asian="Tahoma1" style:font-name-complex="Tahoma2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font-name="Arial" style:font-name-asian="ＭＳ Ｐゴシック" style:font-name-complex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6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2" table:number-columns-repeated="249" table:default-cell-style-name="Default"/>
        <table:table-row table:style-name="ro8">
          <table:table-cell table:style-name="ce35"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2" table:number-columns-repeated="2"/>
          <table:table-cell table:style-name="ce35"/>
          <table:table-cell table:style-name="ce35" table:number-columns-spanned="3" table:number-rows-spanned="1"/>
          <table:covered-table-cell table:style-name="ce35"/>
          <table:covered-table-cell table:style-name="ce35"/>
          <table:table-cell table:style-name="ce35" table:number-columns-repeated="248"/>
          <table:table-cell/>
        </table:table-row>
        <table:table-row table:style-name="ro8" table:number-rows-repeated="3">
          <table:table-cell table:style-name="ce59"/>
          <table:table-cell table:number-columns-repeated="2"/>
          <table:table-cell table:style-name="ce59" table:number-columns-repeated="3"/>
          <table:table-cell table:style-name="ce35" table:number-columns-repeated="249"/>
          <table:table-cell/>
        </table:table-row>
        <table:table-row table:style-name="ro13">
          <table:table-cell table:style-name="ce59"/>
          <table:table-cell table:number-columns-repeated="2"/>
          <table:table-cell table:style-name="ce59" table:number-columns-repeated="3"/>
          <table:table-cell table:style-name="ce35" table:number-columns-repeated="249"/>
          <table:table-cell/>
        </table:table-row>
        <table:table-row table:style-name="ro14">
          <table:table-cell table:style-name="ce59"/>
          <table:table-cell table:style-name="ce63" office:value-type="string">
            <text:p>ANDROID SNIFF TEST </text:p>
          </table:table-cell>
          <table:table-cell table:style-name="ce59" table:number-columns-repeated="4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Version:</text:p>
          </table:table-cell>
          <table:table-cell table:style-name="ce70" office:value-type="float" office:value="2.5">
            <text:p>2.5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Issue date:</text:p>
          </table:table-cell>
          <table:table-cell table:style-name="ce71" office:value-type="date" office:date-value="2011-12-19">
            <text:p>12/19/2011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Project Suite:</text:p>
          </table:table-cell>
          <table:table-cell table:style-name="ce72"/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Project Name:</text:p>
          </table:table-cell>
          <table:table-cell table:style-name="ce73" office:value-type="string">
            <text:p>Mobile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Total Cases:</text:p>
          </table:table-cell>
          <table:table-cell table:style-name="ce74" table:formula="of:=[Summary_Report.F77]" office:value-type="float" office:value="1">
            <text:p>1</text:p>
          </table:table-cell>
          <table:table-cell table:style-name="ce80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15">
          <table:table-cell table:style-name="ce59"/>
          <table:table-cell table:style-name="ce65" office:value-type="string">
            <text:p>Test Status:</text:p>
          </table:table-cell>
          <table:table-cell table:style-name="ce75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16">
          <table:table-cell table:style-name="ce59"/>
          <table:table-cell table:style-name="ce66"/>
          <table:table-cell table:style-name="ce76"/>
          <table:table-cell table:style-name="ce81"/>
          <table:table-cell table:style-name="ce59" table:number-columns-repeated="2"/>
          <table:table-cell table:style-name="ce35"/>
          <table:table-cell table:style-name="ce60" table:number-columns-repeated="248"/>
          <table:table-cell/>
        </table:table-row>
        <table:table-row table:style-name="ro8">
          <table:table-cell table:style-name="ce60"/>
          <table:table-cell table:style-name="ce67" office:value-type="string">
            <text:p>Record of change:</text:p>
          </table:table-cell>
          <table:table-cell table:style-name="ce35" table:number-columns-repeated="5"/>
          <table:table-cell table:style-name="ce61" table:number-columns-repeated="248"/>
          <table:table-cell/>
        </table:table-row>
        <table:table-row table:style-name="ro17">
          <table:table-cell table:style-name="ce60"/>
          <table:table-cell table:style-name="ce68" office:value-type="string">
            <text:p>Effective Date</text:p>
          </table:table-cell>
          <table:table-cell table:style-name="ce77" office:value-type="string">
            <text:p>Version</text:p>
          </table:table-cell>
          <table:table-cell table:style-name="ce77" office:value-type="string">
            <text:p>Change description</text:p>
          </table:table-cell>
          <table:table-cell table:style-name="ce77" office:value-type="string">
            <text:p>Originator</text:p>
          </table:table-cell>
          <table:table-cell table:style-name="ce89" office:value-type="string">
            <text:p>Reviewer/</text:p>
            <text:p>Approver</text:p>
          </table:table-cell>
          <table:table-cell table:style-name="ce90" office:value-type="string">
            <text:p>Reference</text:p>
          </table:table-cell>
          <table:table-cell table:style-name="ce61" table:number-columns-repeated="248"/>
          <table:table-cell/>
        </table:table-row>
        <table:table-row table:style-name="ro8">
          <table:table-cell table:style-name="ce60"/>
          <table:table-cell table:style-name="ce69" office:value-type="date" office:date-value="2011-02-25">
            <text:p>25-Feb-2011</text:p>
          </table:table-cell>
          <table:table-cell table:style-name="ce78" office:value-type="string">
            <text:p>1.0</text:p>
          </table:table-cell>
          <table:table-cell table:style-name="ce82" office:value-type="string">
            <text:p>update and run with TCM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1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4-21">
            <text:p>21-Apr-2011</text:p>
          </table:table-cell>
          <table:table-cell table:style-name="ce78" office:value-type="string">
            <text:p>2.0</text:p>
          </table:table-cell>
          <table:table-cell table:style-name="ce83" office:value-type="string">
            <text:p>Update case base new version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1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5-10">
            <text:p>10-May-2011</text:p>
          </table:table-cell>
          <table:table-cell table:style-name="ce78" office:value-type="string">
            <text:p>2.1</text:p>
          </table:table-cell>
          <table:table-cell table:style-name="ce83" office:value-type="string">
            <text:p>Update Home page base on spec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2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6-02">
            <text:p>2-Jun-2011</text:p>
          </table:table-cell>
          <table:table-cell table:style-name="ce78" office:value-type="string">
            <text:p>2.2</text:p>
          </table:table-cell>
          <table:table-cell table:style-name="ce84" office:value-type="string">
            <text:p>Update base on changes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2"/>
          <table:table-cell table:style-name="ce35"/>
          <table:table-cell table:style-name="ce61" table:number-columns-repeated="247"/>
          <table:table-cell/>
        </table:table-row>
        <table:table-row table:style-name="ro7">
          <table:table-cell table:style-name="ce61"/>
          <table:table-cell table:style-name="ce69" office:value-type="date" office:date-value="2011-11-03">
            <text:p>3-Nov-2011</text:p>
          </table:table-cell>
          <table:table-cell table:style-name="ce78" office:value-type="string">
            <text:p>2.3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61"/>
          <table:table-cell table:style-name="ce69" office:value-type="date" office:date-value="2011-11-16">
            <text:p>16-Nov-2011</text:p>
          </table:table-cell>
          <table:table-cell table:style-name="ce78" office:value-type="string">
            <text:p>2.4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35"/>
          <table:table-cell table:style-name="ce69" office:value-type="date" office:date-value="2011-12-19">
            <text:p>19-Dec-2011</text:p>
          </table:table-cell>
          <table:table-cell table:style-name="ce78" office:value-type="string">
            <text:p>2.5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35"/>
          <table:table-cell table:style-name="ce69" office:value-type="date" office:date-value="2012-08-20">
            <text:p>20-Aug-2012</text:p>
          </table:table-cell>
          <table:table-cell table:style-name="ce78" office:value-type="float" office:value="2.6">
            <text:p>2.6</text:p>
          </table:table-cell>
          <table:table-cell table:style-name="ce85" office:value-type="string">
            <text:p>Update test case base on Stevan's comments</text:p>
          </table:table-cell>
          <table:table-cell table:style-name="ce88" office:value-type="string">
            <text:p>thao.pham</text:p>
          </table:table-cell>
          <table:table-cell table:style-name="ce88"/>
          <table:table-cell table:style-name="ce92" office:value-type="string">
            <text:p>https://jira.exoplatform.org/browse/FQA-36</text:p>
          </table:table-cell>
          <table:table-cell table:style-name="ce35" table:number-columns-repeated="248"/>
          <table:table-cell/>
        </table:table-row>
        <table:table-row table:style-name="ro8">
          <table:table-cell table:style-name="ce35"/>
          <table:table-cell table:style-name="ce69" office:value-type="date" office:date-value="2012-08-24">
            <text:p>24-Aug-2012</text:p>
          </table:table-cell>
          <table:table-cell table:style-name="ce78" office:value-type="float" office:value="2.7">
            <text:p>2.7</text:p>
          </table:table-cell>
          <table:table-cell table:style-name="ce85" office:value-type="string">
            <text:p>Update new feature</text:p>
          </table:table-cell>
          <table:table-cell table:style-name="ce88" office:value-type="string">
            <text:p>thao.pham</text:p>
          </table:table-cell>
          <table:table-cell table:style-name="ce88"/>
          <table:table-cell table:style-name="ce92" office:value-type="string">
            <text:p><text:a xlink:href="http://int.exoplatform.org/portal/g/:spaces:engineering/engineering/wiki/group/spaces/engineering/Filter_Activity_Stream">http://int.exoplatform.org/portal/g/:spaces:engineering/engineering/wiki/group/spaces/engineering/Filter_Activity_Stream</text:a></text:p>
          </table:table-cell>
          <table:table-cell table:style-name="ce35" table:number-columns-repeated="248"/>
          <table:table-cell/>
        </table:table-row>
        <table:table-row table:style-name="ro8" table:number-rows-repeated="2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18" table:number-rows-repeated="11">
          <table:table-cell table:style-name="ce35" table:number-columns-repeated="3"/>
          <table:table-cell table:style-name="ce87"/>
          <table:table-cell table:style-name="ce35" table:number-columns-repeated="251"/>
          <table:table-cell/>
        </table:table-row>
        <table:table-row table:style-name="ro9" table:number-rows-repeated="1048538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50"/>
        <table:table-column table:style-name="co8" table:default-cell-style-name="ce56"/>
        <table:table-column table:style-name="co8" table:default-cell-style-name="ce58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1"/>
          <table:covered-table-cell table:number-columns-repeated="2" table:style-name="ce53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4" office:value-type="string">
            <text:p>Priority</text:p>
          </table:table-cell>
          <table:table-cell table:style-name="ce54" office:value-type="string">
            <text:p>Affect</text:p>
          </table:table-cell>
        </table:table-row>
        <table:table-row table:style-name="ro9">
          <table:table-cell office:value-type="string">
            <text:p>SNF_ADR_LGN_01</text:p>
          </table:table-cell>
          <table:table-cell table:style-name="ce42" office:value-type="string">
            <text:p>Sign in an eXo server with valid user/password</text:p>
          </table:table-cell>
          <table:table-cell table:style-name="ce55" office:value-type="string">
            <text:p>High</text:p>
          </table:table-cell>
          <table:table-cell table:style-name="ce57"/>
        </table:table-row>
        <table:table-row table:style-name="ro12">
          <table:table-cell office:value-type="string">
            <text:p>SNF_ADR_LGN_02</text:p>
          </table:table-cell>
          <table:table-cell table:style-name="ce42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7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O_08</text:p>
          </table:table-cell>
          <table:table-cell table:style-name="ce42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O_09</text:p>
          </table:table-cell>
          <table:table-cell table:style-name="ce43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0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1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2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3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4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0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1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2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3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4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30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31</text:p>
          </table:table-cell>
          <table:table-cell table:style-name="ce46" office:value-type="string">
            <text:p>Set Remember my filter 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2</text:p>
          </table:table-cell>
          <table:table-cell table:style-name="ce47" office:value-type="string">
            <text:p>Set Remember my filter OFF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3</text:p>
          </table:table-cell>
          <table:table-cell table:style-name="ce47" office:value-type="string">
            <text:p>Check remember my filter ON when kill app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4</text:p>
          </table:table-cell>
          <table:table-cell table:style-name="ce47" office:value-type="string">
            <text:p>Check remember my filter OFF when kill app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5</text:p>
          </table:table-cell>
          <table:table-cell table:style-name="ce47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6</text:p>
          </table:table-cell>
          <table:table-cell table:style-name="ce47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7</text:p>
          </table:table-cell>
          <table:table-cell table:style-name="ce48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8</text:p>
          </table:table-cell>
          <table:table-cell table:style-name="ce48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9</text:p>
          </table:table-cell>
          <table:table-cell table:style-name="ce48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40</text:p>
          </table:table-cell>
          <table:table-cell table:style-name="ce49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GUI_41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2</text:p>
          </table:table-cell>
          <table:table-cell office:value-type="string">
            <text:p>Show most recent 10 activity by tim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3</text:p>
          </table:table-cell>
          <table:table-cell office:value-type="string">
            <text:p>Reload for most recent 10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4</text:p>
          </table:table-cell>
          <table:table-cell office:value-type="string">
            <text:p>Button align vertically in landscape mo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5</text:p>
          </table:table-cell>
          <table:table-cell table:style-name="ce51"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6</text:p>
          </table:table-cell>
          <table:table-cell table:style-name="ce51"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7</text:p>
          </table:table-cell>
          <table:table-cell table:style-name="ce51"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48</text:p>
          </table:table-cell>
          <table:table-cell table:style-name="ce51"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49</text:p>
          </table:table-cell>
          <table:table-cell table:style-name="ce51"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0</text:p>
          </table:table-cell>
          <table:table-cell table:style-name="ce51"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1</text:p>
          </table:table-cell>
          <table:table-cell table:style-name="ce51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2</text:p>
          </table:table-cell>
          <table:table-cell table:style-name="ce43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3</text:p>
          </table:table-cell>
          <table:table-cell table:style-name="ce51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4</text:p>
          </table:table-cell>
          <table:table-cell table:style-name="ce51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5</text:p>
          </table:table-cell>
          <table:table-cell table:style-name="ce51"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6</text:p>
          </table:table-cell>
          <table:table-cell table:style-name="ce51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7</text:p>
          </table:table-cell>
          <table:table-cell table:style-name="ce51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8</text:p>
          </table:table-cell>
          <table:table-cell table:style-name="ce51" office:value-type="string">
            <text:p>Open file in compatible installed app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9</text:p>
          </table:table-cell>
          <table:table-cell table:style-name="ce51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0</text:p>
          </table:table-cell>
          <table:table-cell table:style-name="ce51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1</text:p>
          </table:table-cell>
          <table:table-cell table:style-name="ce51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2</text:p>
          </table:table-cell>
          <table:table-cell table:style-name="ce51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3</text:p>
          </table:table-cell>
          <table:table-cell table:style-name="ce51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4</text:p>
          </table:table-cell>
          <table:table-cell table:style-name="ce51" office:value-type="string">
            <text:p>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5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6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7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8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9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0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1</text:p>
          </table:table-cell>
          <table:table-cell table:style-name="ce52" office:value-type="string">
            <text:p>Changing image attached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2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3</text:p>
          </table:table-cell>
          <table:table-cell table:style-name="ce52" office:value-type="string">
            <text:p>Changing image attached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4</text:p>
          </table:table-cell>
          <table:table-cell table:style-name="ce46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5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6</text:p>
          </table:table-cell>
          <table:table-cell table:style-name="ce52" office:value-type="string">
            <text:p>Nobody likes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7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8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9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0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1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2</text:p>
          </table:table-cell>
          <table:table-cell table:style-name="ce46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3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4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5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6</text:p>
          </table:table-cell>
          <table:table-cell table:style-name="ce46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7</text:p>
          </table:table-cell>
          <table:table-cell table:style-name="ce46"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8</text:p>
          </table:table-cell>
          <table:table-cell table:style-name="ce46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9</text:p>
          </table:table-cell>
          <table:table-cell table:style-name="ce46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P30_90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37"/>
        <table:table-column table:style-name="co8" table:number-columns-repeated="1015" table:default-cell-style-name="Default"/>
        <table:table-row table:style-name="ro8">
          <table:table-cell/>
          <table:table-cell table:style-name="ce96" table:number-columns-repeated="2"/>
          <table:table-cell table:style-name="ce97" table:number-columns-repeated="2"/>
          <table:table-cell/>
          <table:table-cell table:style-name="ce104"/>
          <table:table-cell table:style-name="ce97"/>
          <table:table-cell table:style-name="ce132"/>
          <table:table-cell table:style-name="ce138" table:number-columns-repeated="2"/>
          <table:table-cell table:style-name="ce139" table:number-columns-repeated="4"/>
          <table:table-cell table:style-name="ce150" table:number-columns-repeated="5"/>
          <table:table-cell table:number-columns-repeated="1004"/>
        </table:table-row>
        <table:table-row table:style-name="ro19">
          <table:table-cell/>
          <table:table-cell table:style-name="ce96" office:value-type="string">
            <text:p>TEST CASES</text:p>
          </table:table-cell>
          <table:table-cell table:style-name="ce96"/>
          <table:table-cell table:style-name="ce97" table:number-columns-repeated="2"/>
          <table:table-cell/>
          <table:table-cell table:style-name="ce104"/>
          <table:table-cell table:style-name="ce97"/>
          <table:table-cell table:style-name="ce132"/>
          <table:table-cell table:style-name="ce138"/>
          <table:table-cell table:style-name="ce139" office:value-type="string">
            <text:p>Passed</text:p>
          </table:table-cell>
          <table:table-cell table:style-name="ce139" table:formula="of:=COUNTIF([.L$7:.L$731];[.$K2])" office:value-type="float" office:value="90">
            <text:p>90</text:p>
          </table:table-cell>
          <table:table-cell table:style-name="ce139" table:formula="of:=COUNTIF([.M$7:.M$731];[.$K2])" office:value-type="float" office:value="90">
            <text:p>90</text:p>
          </table:table-cell>
          <table:table-cell table:style-name="ce139" table:formula="of:=COUNTIF([.N$7:.N$731];[.$K2])" office:value-type="float" office:value="0">
            <text:p>0</text:p>
          </table:table-cell>
          <table:table-cell table:style-name="ce139" table:formula="of:=COUNTIF([.O$7:.O$731];[.$K2])" office:value-type="float" office:value="0">
            <text:p>0</text:p>
          </table:table-cell>
          <table:table-cell table:style-name="ce150" table:number-columns-repeated="5"/>
          <table:table-cell table:number-columns-repeated="1004"/>
        </table:table-row>
        <table:table-row table:style-name="ro19">
          <table:table-cell/>
          <table:table-cell table:style-name="ce97" table:number-columns-repeated="4"/>
          <table:table-cell/>
          <table:table-cell table:style-name="ce104"/>
          <table:table-cell table:style-name="ce97"/>
          <table:table-cell table:style-name="ce132"/>
          <table:table-cell table:style-name="ce139"/>
          <table:table-cell table:style-name="ce139" office:value-type="string">
            <text:p>Failed</text:p>
          </table:table-cell>
          <table:table-cell table:style-name="ce139" table:formula="of:=COUNTIF([.L$7:.L$731];[.$K3])" office:value-type="float" office:value="0">
            <text:p>0</text:p>
          </table:table-cell>
          <table:table-cell table:style-name="ce139" table:formula="of:=COUNTIF([.M$7:.M$731];[.$K3])" office:value-type="float" office:value="0">
            <text:p>0</text:p>
          </table:table-cell>
          <table:table-cell table:style-name="ce139" table:formula="of:=COUNTIF([.N$7:.N$731];[.$K3])" office:value-type="float" office:value="0">
            <text:p>0</text:p>
          </table:table-cell>
          <table:table-cell table:style-name="ce139" table:formula="of:=COUNTIF([.O$7:.O$731];[.$K3])" office:value-type="float" office:value="0">
            <text:p>0</text:p>
          </table:table-cell>
          <table:table-cell table:style-name="ce151" table:number-columns-repeated="2"/>
          <table:table-cell table:style-name="ce108"/>
          <table:table-cell table:style-name="ce150" table:number-columns-repeated="2"/>
          <table:table-cell table:number-columns-repeated="1004"/>
        </table:table-row>
        <table:table-row table:style-name="ro20">
          <table:table-cell/>
          <table:table-cell table:style-name="ce98" office:value-type="string">
            <text:p>Functions List<text:span text:style-name="T4">:</text:span></text:p>
          </table:table-cell>
          <table:table-cell table:style-name="ce100" table:number-columns-spanned="3" table:number-rows-spanned="1"/>
          <table:covered-table-cell table:style-name="ce103"/>
          <table:covered-table-cell table:style-name="ce110"/>
          <table:table-cell/>
          <table:table-cell table:style-name="ce104"/>
          <table:table-cell table:style-name="ce129"/>
          <table:table-cell table:style-name="ce133"/>
          <table:table-cell table:style-name="ce139"/>
          <table:table-cell table:style-name="ce139" office:value-type="string">
            <text:p>Blocked</text:p>
          </table:table-cell>
          <table:table-cell table:style-name="ce139" table:formula="of:=COUNTIF([.L$7:.L$731];[.$K4])" office:value-type="float" office:value="0">
            <text:p>0</text:p>
          </table:table-cell>
          <table:table-cell table:style-name="ce139" table:formula="of:=COUNTIF([.M$7:.M$731];[.$K4])" office:value-type="float" office:value="0">
            <text:p>0</text:p>
          </table:table-cell>
          <table:table-cell table:style-name="ce139" table:formula="of:=COUNTIF([.N$7:.N$731];[.$K4])" office:value-type="float" office:value="0">
            <text:p>0</text:p>
          </table:table-cell>
          <table:table-cell table:style-name="ce139" table:formula="of:=COUNTIF([.O$7:.O$731];[.$K4])" office:value-type="float" office:value="0">
            <text:p>0</text:p>
          </table:table-cell>
          <table:table-cell table:style-name="ce151" table:number-columns-repeated="2"/>
          <table:table-cell table:style-name="ce108"/>
          <table:table-cell table:style-name="ce150" table:number-columns-repeated="2"/>
          <table:table-cell table:number-columns-repeated="1004"/>
        </table:table-row>
        <table:table-row table:style-name="ro21">
          <table:table-cell/>
          <table:table-cell table:style-name="ce98" office:value-type="string">
            <text:p>Total Main Cases:</text:p>
          </table:table-cell>
          <table:table-cell table:style-name="ce101" table:formula="of:=MAX([.A7:.A1158])" office:value-type="float" office:value="90" table:number-columns-spanned="3" table:number-rows-spanned="1">
            <text:p>90</text:p>
          </table:table-cell>
          <table:covered-table-cell table:style-name="ce104"/>
          <table:covered-table-cell table:style-name="ce104"/>
          <table:table-cell/>
          <table:table-cell table:style-name="ce104"/>
          <table:table-cell table:style-name="ce129"/>
          <table:table-cell table:style-name="ce134"/>
          <table:table-cell table:style-name="ce139"/>
          <table:table-cell table:style-name="ce145" office:value-type="string">
            <text:p>N/A</text:p>
          </table:table-cell>
          <table:table-cell table:style-name="ce139" table:formula="of:=COUNTIF([.L$7:.L$731];[.$K5])" office:value-type="float" office:value="0">
            <text:p>0</text:p>
          </table:table-cell>
          <table:table-cell table:style-name="ce139" table:formula="of:=COUNTIF([.M$7:.M$731];[.$K5])" office:value-type="float" office:value="0">
            <text:p>0</text:p>
          </table:table-cell>
          <table:table-cell table:style-name="ce139" table:formula="of:=COUNTIF([.N$7:.N$731];[.$K5])" office:value-type="float" office:value="0">
            <text:p>0</text:p>
          </table:table-cell>
          <table:table-cell table:style-name="ce139" table:formula="of:=COUNTIF([.O$7:.O$731];[.$K5])" office:value-type="float" office:value="0">
            <text:p>0</text:p>
          </table:table-cell>
          <table:table-cell table:style-name="ce151" table:number-columns-repeated="2"/>
          <table:table-cell table:style-name="ce108"/>
          <table:table-cell table:style-name="ce150" table:number-columns-repeated="2"/>
          <table:table-cell table:number-columns-repeated="1004"/>
        </table:table-row>
        <table:table-row table:style-name="ro7">
          <table:table-cell table:style-name="ce93" office:value-type="string">
            <text:p>Case No</text:p>
          </table:table-cell>
          <table:table-cell table:style-name="ce99" office:value-type="string">
            <text:p>Related function</text:p>
          </table:table-cell>
          <table:table-cell table:style-name="ce99" office:value-type="string">
            <text:p>Case ID</text:p>
          </table:table-cell>
          <table:table-cell table:style-name="ce99" office:value-type="string">
            <text:p>Path</text:p>
          </table:table-cell>
          <table:table-cell table:style-name="ce99" office:value-type="string">
            <text:p>Case Description</text:p>
          </table:table-cell>
          <table:table-cell table:style-name="ce99" office:value-type="string">
            <text:p>Step Description</text:p>
          </table:table-cell>
          <table:table-cell table:style-name="ce99" office:value-type="string">
            <text:p>Steps to produce</text:p>
          </table:table-cell>
          <table:table-cell table:style-name="ce99" office:value-type="string">
            <text:p>Expected Output</text:p>
          </table:table-cell>
          <table:table-cell table:style-name="ce99" office:value-type="string">
            <text:p>Priority</text:p>
          </table:table-cell>
          <table:table-cell table:style-name="ce99" office:value-type="string">
            <text:p>Affect</text:p>
          </table:table-cell>
          <table:table-cell table:style-name="ce99" office:value-type="string">
            <text:p>Tester</text:p>
          </table:table-cell>
          <table:table-cell table:style-name="ce99" office:value-type="string">
            <text:p>HTC</text:p>
          </table:table-cell>
          <table:table-cell table:style-name="ce99" office:value-type="string">
            <text:p>SamsungGalaxy</text:p>
          </table:table-cell>
          <table:table-cell table:style-name="ce99" office:value-type="string">
            <text:p>Comment/Bug</text:p>
          </table:table-cell>
          <table:table-cell table:style-name="ce99" table:number-columns-repeated="3"/>
          <table:table-cell table:style-name="ce152" table:number-columns-repeated="3"/>
          <table:table-cell table:number-columns-repeated="1004"/>
        </table:table-row>
        <table:table-row table:style-name="ro22">
          <table:table-cell table:style-name="ce94" office:value-type="float" office:value="1">
            <text:p>001</text:p>
          </table:table-cell>
          <table:table-cell table:style-name="ce38" office:value-type="string">
            <text:p>SNF_ADR_LGN_01</text:p>
          </table:table-cell>
          <table:table-cell table:style-name="ce102" office:value-type="float" office:value="1">
            <text:p>001</text:p>
          </table:table-cell>
          <table:table-cell table:style-name="ce105" office:value-type="string">
            <text:p>Mobile/Android/Login/Authenticate Valid</text:p>
          </table:table-cell>
          <table:table-cell table:style-name="ce42" office:value-type="string">
            <text:p>Sign in an eXo server with valid user/password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30" office:value-type="string">
            <text:p>- The application shows a loader then the Home is displayed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2">
            <text:p>002</text:p>
          </table:table-cell>
          <table:table-cell table:style-name="ce38" office:value-type="string">
            <text:p>SNF_ADR_LGN_02</text:p>
          </table:table-cell>
          <table:table-cell table:style-name="ce102" office:value-type="float" office:value="2">
            <text:p>002</text:p>
          </table:table-cell>
          <table:table-cell table:style-name="ce105" office:value-type="string">
            <text:p>Mobile/Android/Login/Invalid User Name</text:p>
          </table:table-cell>
          <table:table-cell table:style-name="ce42" office:value-type="string">
            <text:p>Sign in an eXo server with invalid user name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30" office:value-type="string">
            <text:p>- The Application shows the loader then an error message is displaye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3">
            <text:p>003</text:p>
          </table:table-cell>
          <table:table-cell table:style-name="ce38" office:value-type="string">
            <text:p>SNF_ADR_LGN_03</text:p>
          </table:table-cell>
          <table:table-cell table:style-name="ce102" office:value-type="float" office:value="3">
            <text:p>003</text:p>
          </table:table-cell>
          <table:table-cell table:style-name="ce105" office:value-type="string">
            <text:p>Mobile/Android/Login/Invalid Password</text:p>
          </table:table-cell>
          <table:table-cell table:style-name="ce42" office:value-type="string">
            <text:p>Sign in an eXo server with invalid password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30" office:value-type="string">
            <text:p>- The Application shows the loader then an error message is displaye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4">
            <text:p>004</text:p>
          </table:table-cell>
          <table:table-cell table:style-name="ce38" office:value-type="string">
            <text:p>SNF_ADR_LGN_04</text:p>
          </table:table-cell>
          <table:table-cell table:style-name="ce102" office:value-type="float" office:value="4">
            <text:p>004</text:p>
          </table:table-cell>
          <table:table-cell table:style-name="ce106" office:value-type="string">
            <text:p>Mobile/Android/Login/Invalid password</text:p>
          </table:table-cell>
          <table:table-cell table:style-name="ce42" office:value-type="string">
            <text:p>Sign in an eXo server with blank user/password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0" office:value-type="string">
            <text:p>- The Application shows the loader then an error message is displaye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">
            <text:p>005</text:p>
          </table:table-cell>
          <table:table-cell table:style-name="ce38" office:value-type="string">
            <text:p>SNF_ADR_LGN_05</text:p>
          </table:table-cell>
          <table:table-cell table:style-name="ce102" office:value-type="float" office:value="5">
            <text:p>005</text:p>
          </table:table-cell>
          <table:table-cell table:style-name="ce106" office:value-type="string">
            <text:p>Mobile/Android/Login/Invalid password</text:p>
          </table:table-cell>
          <table:table-cell table:style-name="ce42" office:value-type="string">
            <text:p>Sign in an eXo server with another account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0" office:value-type="string">
            <text:p>- The application shows a loader then the Home is displayed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6">
            <text:p>006</text:p>
          </table:table-cell>
          <table:table-cell table:style-name="ce38" office:value-type="string">
            <text:p>SNF_ADR_LGN_06</text:p>
          </table:table-cell>
          <table:table-cell table:style-name="ce102" office:value-type="float" office:value="6">
            <text:p>006</text:p>
          </table:table-cell>
          <table:table-cell table:style-name="ce107" office:value-type="string">
            <text:p>Mobile/Android/Login/No Connection</text:p>
          </table:table-cell>
          <table:table-cell table:style-name="ce42" office:value-type="string">
            <text:p>Sign in an eXo server when no network connection</text:p>
          </table:table-cell>
          <table:table-cell table:style-name="ce111" office:value-type="string">
            <text:p>Step 1: Sign In</text:p>
          </table:table-cell>
          <table:table-cell table:style-name="ce111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11" office:value-type="string">
            <text:p>Alert message is displayed notice that can not reach the interne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7">
            <text:p>007</text:p>
          </table:table-cell>
          <table:table-cell table:style-name="ce38" office:value-type="string">
            <text:p>SNF_ADR_LGN_07</text:p>
          </table:table-cell>
          <table:table-cell table:style-name="ce102" office:value-type="float" office:value="7">
            <text:p>007</text:p>
          </table:table-cell>
          <table:table-cell table:style-name="ce105" office:value-type="string">
            <text:p>Mobile/Android/Logout</text:p>
          </table:table-cell>
          <table:table-cell table:style-name="ce42" office:value-type="string">
            <text:p>Logout of the Home page with Logout button</text:p>
          </table:table-cell>
          <table:table-cell table:style-name="ce111" office:value-type="string">
            <text:p>Step 1: Sign out</text:p>
          </table:table-cell>
          <table:table-cell table:style-name="ce113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5"/></text:p>
          </table:table-cell>
          <table:table-cell table:style-name="ce130" office:value-type="string">
            <text:p>- Back to Login screen with user name and password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8">
            <text:p>008</text:p>
          </table:table-cell>
          <table:table-cell table:style-name="ce38" office:value-type="string">
            <text:p>SNF_ADR_LGO_08</text:p>
          </table:table-cell>
          <table:table-cell table:style-name="ce102" office:value-type="float" office:value="8">
            <text:p>008</text:p>
          </table:table-cell>
          <table:table-cell table:style-name="ce106" office:value-type="string">
            <text:p>Mobile/Android/Logout</text:p>
          </table:table-cell>
          <table:table-cell table:style-name="ce42" office:value-type="string">
            <text:p>Logout of the Home page with Back button</text:p>
          </table:table-cell>
          <table:table-cell table:style-name="ce112" office:value-type="string">
            <text:p>Step 1: Sign out</text:p>
          </table:table-cell>
          <table:table-cell table:style-name="ce113" office:value-type="string">
            <text:p><text:span text:style-name="T6">- Start the </text:span><text:span text:style-name="T6">application </text:span><text:span text:style-name="T6">on mobile </text:span><text:span text:style-name="T6">device</text:span></text:p>
            <text:p><text:span text:style-name="T6">- Login into </text:span><text:span text:style-name="T6">the </text:span><text:span text:style-name="T6">application</text:span></text:p>
            <text:p><text:span text:style-name="T6">- Stay on the </text:span><text:span text:style-name="T6">Home page</text:span></text:p>
            <text:p><text:span text:style-name="T6">- Then, touch </text:span><text:span text:style-name="T6">on [Back] </text:span><text:span text:style-name="T6">button of </text:span><text:span text:style-name="T6">device</text:span></text:p>
            <text:p><text:span text:style-name="T7"/></text:p>
          </table:table-cell>
          <table:table-cell table:style-name="ce130" office:value-type="string">
            <text:p>- Back to Login screen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9">
            <text:p>009</text:p>
          </table:table-cell>
          <table:table-cell table:style-name="ce38" office:value-type="string">
            <text:p>SNF_ADR_LGO_09</text:p>
          </table:table-cell>
          <table:table-cell table:style-name="ce102" office:value-type="float" office:value="9">
            <text:p>009</text:p>
          </table:table-cell>
          <table:table-cell table:style-name="ce106" office:value-type="string">
            <text:p>Mobile/Android/Login/Rotate Devices</text:p>
          </table:table-cell>
          <table:table-cell table:style-name="ce43" office:value-type="string">
            <text:p>Rotate devices while signing in eXo server</text:p>
          </table:table-cell>
          <table:table-cell table:style-name="ce111" office:value-type="string">
            <text:p>Step 1: Rotate devices</text:p>
          </table:table-cell>
          <table:table-cell table:style-name="ce111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11" office:value-type="string">
            <text:p>- Screen will be automatically rotate in the corresponding direction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10">
            <text:p>010</text:p>
          </table:table-cell>
          <table:table-cell table:style-name="ce38" office:value-type="string">
            <text:p>SNF_ADR_SET_10</text:p>
          </table:table-cell>
          <table:table-cell table:style-name="ce102" office:value-type="float" office:value="10">
            <text:p>010</text:p>
          </table:table-cell>
          <table:table-cell table:style-name="ce105" office:value-type="string">
            <text:p>Mobile/Android/Setting</text:p>
          </table:table-cell>
          <table:table-cell table:style-name="ce42" office:value-type="string">
            <text:p>Display Setting screen</text:p>
          </table:table-cell>
          <table:table-cell table:style-name="ce113" office:value-type="string">
            <text:p>Step 1: Start the application</text:p>
          </table:table-cell>
          <table:table-cell table:style-name="ce113" office:value-type="string">
            <text:p>- Start the application on mobile device</text:p>
            <text:p>- Login as valid user name and password </text:p>
            <text:p>- Press [Menu] option in Mobile device</text:p>
            <text:p>- touch on [Setting] button</text:p>
          </table:table-cell>
          <table:table-cell table:style-name="ce131" office:value-type="string">
            <text:p>The application shows its settings. There is the possibility to change the language, setting remember my filter, setting show private folder and change the server list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11">
            <text:p>011</text:p>
          </table:table-cell>
          <table:table-cell table:style-name="ce38" office:value-type="string">
            <text:p>SNF_ADR_SET_11</text:p>
          </table:table-cell>
          <table:table-cell table:style-name="ce102" office:value-type="float" office:value="11">
            <text:p>011</text:p>
          </table:table-cell>
          <table:table-cell table:style-name="ce105" office:value-type="string">
            <text:p>Mobile/Android/Server List/Change Server</text:p>
          </table:table-cell>
          <table:table-cell table:style-name="ce42" office:value-type="string">
            <text:p>Change server</text:p>
          </table:table-cell>
          <table:table-cell table:style-name="ce111" office:value-type="string">
            <text:p>Step 1: Select server</text:p>
          </table:table-cell>
          <table:table-cell table:style-name="ce113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13" office:value-type="string">
            <text:p>The selected server on the previous screen is displayed with a small indicator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12">
            <text:p>012</text:p>
          </table:table-cell>
          <table:table-cell table:style-name="ce38" office:value-type="string">
            <text:p>SNF_ADR_SET_12</text:p>
          </table:table-cell>
          <table:table-cell table:style-name="ce102" office:value-type="float" office:value="12">
            <text:p>012</text:p>
          </table:table-cell>
          <table:table-cell table:style-name="ce105" office:value-type="string">
            <text:p>Mobile/Android/Server List/Modify</text:p>
          </table:table-cell>
          <table:table-cell table:style-name="ce42" office:value-type="string">
            <text:p>Try to modify the selected server after being authenticate</text:p>
          </table:table-cell>
          <table:table-cell table:style-name="ce111" office:value-type="string">
            <text:p>Step 1: Select server</text:p>
          </table:table-cell>
          <table:table-cell table:style-name="ce113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13" office:value-type="string">
            <text:p>The selected server don't change. (because the user is already authenticate)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13">
            <text:p>013</text:p>
          </table:table-cell>
          <table:table-cell table:style-name="ce38" office:value-type="string">
            <text:p>SNF_ADR_SET_13</text:p>
          </table:table-cell>
          <table:table-cell table:style-name="ce102" office:value-type="float" office:value="13">
            <text:p>013</text:p>
          </table:table-cell>
          <table:table-cell table:style-name="ce107" office:value-type="string">
            <text:p>Mobile/Android/Server List/Delete </text:p>
          </table:table-cell>
          <table:table-cell table:style-name="ce42" office:value-type="string">
            <text:p>Try to delete the selected server after being authenticate</text:p>
          </table:table-cell>
          <table:table-cell table:style-name="ce112" office:value-type="string">
            <text:p>Step 1: Select server</text:p>
          </table:table-cell>
          <table:table-cell table:style-name="ce113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13" office:value-type="string">
            <text:p>The selected server can't be deleted</text:p>
            <text:p>(It should alert message)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2"/>
          <table:table-cell table:style-name="ce154" table:number-columns-repeated="3"/>
          <table:table-cell table:style-name="ce156" table:number-columns-repeated="1004"/>
        </table:table-row>
        <table:table-row table:style-name="ro26">
          <table:table-cell table:style-name="ce94" office:value-type="float" office:value="14">
            <text:p>014</text:p>
          </table:table-cell>
          <table:table-cell table:style-name="ce38" office:value-type="string">
            <text:p>SNF_ADR_SET_14</text:p>
          </table:table-cell>
          <table:table-cell table:style-name="ce102" office:value-type="float" office:value="14">
            <text:p>014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30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5">
            <text:p>015</text:p>
          </table:table-cell>
          <table:table-cell table:style-name="ce38" office:value-type="string">
            <text:p>SNF_ADR_SET_15</text:p>
          </table:table-cell>
          <table:table-cell table:style-name="ce102" office:value-type="float" office:value="15">
            <text:p>015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demo.platfor</text:span><text:span text:style-name="T6">m.exo.org/po</text:span><text:span text:style-name="T6">rtal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6">
            <text:p>016</text:p>
          </table:table-cell>
          <table:table-cell table:style-name="ce38" office:value-type="string">
            <text:p>SNF_ADR_SET_16</text:p>
          </table:table-cell>
          <table:table-cell table:style-name="ce102" office:value-type="float" office:value="16">
            <text:p>016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<text:a xlink:href="http://demo.platform.exo.org/">http://demo.platform.exo.org</text:a>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7">
            <text:p>017</text:p>
          </table:table-cell>
          <table:table-cell table:style-name="ce38" office:value-type="string">
            <text:p>SNF_ADR_SET_17</text:p>
          </table:table-cell>
          <table:table-cell table:style-name="ce102" office:value-type="float" office:value="17">
            <text:p>017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demo.platfor</text:span><text:span text:style-name="T6">m.exo.org/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8">
            <text:p>018</text:p>
          </table:table-cell>
          <table:table-cell table:style-name="ce38" office:value-type="string">
            <text:p>SNF_ADR_SET_18</text:p>
          </table:table-cell>
          <table:table-cell table:style-name="ce102" office:value-type="float" office:value="18">
            <text:p>018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<text:a xlink:href="http://demo.platform.exo.org/">http://demo.platform.exo.org/</text:a>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9">
            <text:p>019</text:p>
          </table:table-cell>
          <table:table-cell table:style-name="ce38" office:value-type="string">
            <text:p>SNF_ADR_SET_19</text:p>
          </table:table-cell>
          <table:table-cell table:style-name="ce102" office:value-type="float" office:value="19">
            <text:p>019</text:p>
          </table:table-cell>
          <table:table-cell table:style-name="ce106" office:value-type="string">
            <text:p>Mobile/Android/Server List/Add server</text:p>
          </table:table-cell>
          <table:table-cell table:style-name="ce44" office:value-type="string">
            <text:p>Add a server into the list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<text:span text:style-name="T6">- Start the </text:span><text:span text:style-name="T6">application</text:span></text:p>
            <text:p><text:span text:style-name="T6">- Go into the </text:span><text:span text:style-name="T6">settings </text:span></text:p>
            <text:p><text:span text:style-name="T6">- touch on </text:span><text:span text:style-name="T6">the button to </text:span><text:span text:style-name="T6">“Modify the </text:span><text:span text:style-name="T6">list”</text:span></text:p>
            <text:p><text:span text:style-name="T6">- touch on </text:span><text:span text:style-name="T6">[Add] button</text:span></text:p>
            <text:p><text:span text:style-name="T6">- Input </text:span><text:span text:style-name="T6">[Server </text:span><text:span text:style-name="T6">Name] &amp; </text:span><text:span text:style-name="T6">[Url] with </text:span><text:span text:style-name="T6">format:</text:span></text:p>
            <text:p><text:span text:style-name="T6"><text:s text:c="2"/></text:span><text:span text:style-name="T6"><text:a xlink:href="http://demo.platform.exo.org/portal">http://demo.platform.exo.org/portal</text:a></text:span></text:p>
            <text:p><text:span text:style-name="T6">- touch on </text:span><text:span text:style-name="T6">[Done] </text:span><text:span text:style-name="T6">button</text:span></text:p>
          </table:table-cell>
          <table:table-cell table:style-name="ce130" office:value-type="string">
            <text:p><text:span text:style-name="T17">New server </text:span><text:span text:style-name="T17">is added and </text:span><text:span text:style-name="T17">shown in </text:span><text:span text:style-name="T17">server list </text:span><text:span text:style-name="T17">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7">
          <table:table-cell table:style-name="ce94" office:value-type="float" office:value="20">
            <text:p>020</text:p>
          </table:table-cell>
          <table:table-cell table:style-name="ce38" office:value-type="string">
            <text:p>SNF_ADR_SET_20</text:p>
          </table:table-cell>
          <table:table-cell table:style-name="ce102" office:value-type="float" office:value="20">
            <text:p>020</text:p>
          </table:table-cell>
          <table:table-cell table:style-name="ce105" office:value-type="string">
            <text:p>Mobile/Android/Server List/Add existing Server</text:p>
          </table:table-cell>
          <table:table-cell table:style-name="ce45" office:value-type="string">
            <text:p>Add an existing server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13" office:value-type="string">
            <text:p>An error message must be displayed with alert that the server is already present in the list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21">
            <text:p>021</text:p>
          </table:table-cell>
          <table:table-cell table:style-name="ce38" office:value-type="string">
            <text:p>SNF_ADR_SET_21</text:p>
          </table:table-cell>
          <table:table-cell table:style-name="ce102" office:value-type="float" office:value="21">
            <text:p>021</text:p>
          </table:table-cell>
          <table:table-cell table:style-name="ce106" office:value-type="string">
            <text:p>Mobile/Android/Server List/Add blank Server</text:p>
          </table:table-cell>
          <table:table-cell table:style-name="ce45" office:value-type="string">
            <text:p>Add a blank server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13" office:value-type="string">
            <text:p>An error message must be displayed with alert that the server name is required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7">
          <table:table-cell table:style-name="ce94" office:value-type="float" office:value="22">
            <text:p>022</text:p>
          </table:table-cell>
          <table:table-cell table:style-name="ce38" office:value-type="string">
            <text:p>SNF_ADR_SET_22</text:p>
          </table:table-cell>
          <table:table-cell table:style-name="ce102" office:value-type="float" office:value="22">
            <text:p>022</text:p>
          </table:table-cell>
          <table:table-cell table:style-name="ce106" office:value-type="string">
            <text:p>Mobile/Android/Server List/Add existing URL</text:p>
          </table:table-cell>
          <table:table-cell table:style-name="ce45" office:value-type="string">
            <text:p>Add an existing server URL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13" office:value-type="string">
            <text:p>An error message must be displayed with alert that the URL is already present in the list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23">
            <text:p>023</text:p>
          </table:table-cell>
          <table:table-cell table:style-name="ce38" office:value-type="string">
            <text:p>SNF_ADR_SET_23</text:p>
          </table:table-cell>
          <table:table-cell table:style-name="ce102" office:value-type="float" office:value="23">
            <text:p>023</text:p>
          </table:table-cell>
          <table:table-cell table:style-name="ce106" office:value-type="string">
            <text:p>Mobile/Android/Server List/Add blank URL</text:p>
          </table:table-cell>
          <table:table-cell table:style-name="ce45" office:value-type="string">
            <text:p>Add a blank server URL</text:p>
          </table:table-cell>
          <table:table-cell table:style-name="ce111" office:value-type="string">
            <text:p>Step 1: Add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13" office:value-type="string">
            <text:p>An error message must be displayed with alert that the URL is required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4">
            <text:p>024</text:p>
          </table:table-cell>
          <table:table-cell table:style-name="ce38" office:value-type="string">
            <text:p>SNF_ADR_SET_24</text:p>
          </table:table-cell>
          <table:table-cell table:style-name="ce102" office:value-type="float" office:value="24">
            <text:p>024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5">
            <text:p>025</text:p>
          </table:table-cell>
          <table:table-cell table:style-name="ce38" office:value-type="string">
            <text:p>SNF_ADR_SET_25</text:p>
          </table:table-cell>
          <table:table-cell table:style-name="ce102" office:value-type="float" office:value="25">
            <text:p>025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6">
            <text:p>026</text:p>
          </table:table-cell>
          <table:table-cell table:style-name="ce38" office:value-type="string">
            <text:p>SNF_ADR_SET_26</text:p>
          </table:table-cell>
          <table:table-cell table:style-name="ce102" office:value-type="float" office:value="26">
            <text:p>026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7">
            <text:p>027</text:p>
          </table:table-cell>
          <table:table-cell table:style-name="ce38" office:value-type="string">
            <text:p>SNF_ADR_SET_27</text:p>
          </table:table-cell>
          <table:table-cell table:style-name="ce102" office:value-type="float" office:value="27">
            <text:p>027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8">
            <text:p>028</text:p>
          </table:table-cell>
          <table:table-cell table:style-name="ce38" office:value-type="string">
            <text:p>SNF_ADR_SET_28</text:p>
          </table:table-cell>
          <table:table-cell table:style-name="ce102" office:value-type="float" office:value="28">
            <text:p>028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9">
            <text:p>029</text:p>
          </table:table-cell>
          <table:table-cell table:style-name="ce38" office:value-type="string">
            <text:p>SNF_ADR_SET_29</text:p>
          </table:table-cell>
          <table:table-cell table:style-name="ce102" office:value-type="float" office:value="29">
            <text:p>029</text:p>
          </table:table-cell>
          <table:table-cell table:style-name="ce105" office:value-type="string">
            <text:p>Mobile/Android/Server List/Edit Server</text:p>
          </table:table-cell>
          <table:table-cell table:style-name="ce45" office:value-type="string">
            <text:p>Edit a server</text:p>
          </table:table-cell>
          <table:table-cell table:style-name="ce111" office:value-type="string">
            <text:p>Step 1: Edit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13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30">
            <text:p>030</text:p>
          </table:table-cell>
          <table:table-cell table:style-name="ce38" office:value-type="string">
            <text:p>SNF_ADR_SET_30</text:p>
          </table:table-cell>
          <table:table-cell table:style-name="ce102" office:value-type="float" office:value="30">
            <text:p>030</text:p>
          </table:table-cell>
          <table:table-cell table:style-name="ce105" office:value-type="string">
            <text:p>Mobile/Android/Server List/Delete Server</text:p>
          </table:table-cell>
          <table:table-cell table:style-name="ce45" office:value-type="string">
            <text:p>Delete a server</text:p>
          </table:table-cell>
          <table:table-cell table:style-name="ce111" office:value-type="string">
            <text:p>Step 1: Delete server</text:p>
          </table:table-cell>
          <table:table-cell table:style-name="ce113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13" office:value-type="string">
            <text:p>Selected server is removed in server lis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31">
            <text:p>031</text:p>
          </table:table-cell>
          <table:table-cell table:style-name="ce38" office:value-type="string">
            <text:p>SNF_ADR_SET_31</text:p>
          </table:table-cell>
          <table:table-cell table:style-name="ce102" office:value-type="float" office:value="31">
            <text:p>031</text:p>
          </table:table-cell>
          <table:table-cell table:style-name="ce109" office:value-type="string">
            <text:p>Mobile/Android/Setting</text:p>
          </table:table-cell>
          <table:table-cell table:style-name="ce46" office:value-type="string">
            <text:p>Set Remember my filter ON</text:p>
          </table:table-cell>
          <table:table-cell table:style-name="ce109" office:value-type="string">
            <text:p>Step 1: Set Remember my filter ON</text:p>
          </table:table-cell>
          <table:table-cell table:style-name="ce109" office:value-type="string">
            <text:p>- Start application</text:p>
            <text:p>- Login with valid user name and password</text:p>
            <text:p>- Go to [Settings]</text:p>
            <text:p>- Tick on check box Remember my filter (setting ON)</text:p>
            <text:p>- Click Back button on device</text:p>
            <text:p>- Click on News button</text:p>
            <text:p>- Touch on any filter: My status for example</text:p>
            <text:p>- Sign out and sign in again</text:p>
            <text:p/>
          </table:table-cell>
          <table:table-cell table:style-name="ce109" office:value-type="string">
            <text:p>- Selected filter (My status) will be highlighted</text:p>
            <text:p>- 100 activities belongs to this filter will be shown</text:p>
          </table:table-cell>
          <table:table-cell table:style-name="ce135" office:value-type="string">
            <text:p>High</text:p>
          </table:table-cell>
          <table:table-cell table:style-name="ce143"/>
          <table:table-cell table:style-name="ce146" office:value-type="string">
            <text:p>ha.khuat</text:p>
          </table:table-cell>
          <table:table-cell table:style-name="ce148" office:value-type="string">
            <text:p>Passed</text:p>
          </table:table-cell>
          <table:table-cell table:style-name="ce148" office:value-type="string">
            <text:p>Passed</text:p>
          </table:table-cell>
          <table:table-cell table:style-name="ce148" table:number-columns-repeated="3"/>
          <table:table-cell table:style-name="ce143"/>
          <table:table-cell table:style-name="ce155" table:number-columns-repeated="1007"/>
        </table:table-row>
        <table:table-row table:style-name="ro28">
          <table:table-cell table:style-name="ce94" office:value-type="float" office:value="32">
            <text:p>032</text:p>
          </table:table-cell>
          <table:table-cell table:style-name="ce39" office:value-type="string">
            <text:p>SNF_ADR_SET_32</text:p>
          </table:table-cell>
          <table:table-cell table:style-name="ce102" office:value-type="float" office:value="32">
            <text:p>032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Set Remember my filter OFF</text:p>
          </table:table-cell>
          <table:table-cell table:style-name="ce124" office:value-type="string">
            <text:p>Step 1: Set Remember my filter OFF</text:p>
          </table:table-cell>
          <table:table-cell table:style-name="ce112" office:value-type="string">
            <text:p>- Start application</text:p>
            <text:p>- Login with valid user name and password</text:p>
            <text:p>- Go to [Settings]</text:p>
            <text:p>- Uncheck on check box Remember my filter (setting OFF)</text:p>
            <text:p>- Click Back button on device</text:p>
            <text:p>- Click on News button</text:p>
            <text:p>- Touch on any filter: My status for example</text:p>
            <text:p>- Sign out and sign in again</text:p>
            <text:p/>
          </table:table-cell>
          <table:table-cell table:style-name="ce112" office:value-type="string">
            <text:p>- Default filter (All Update) will be highlight and set selected each time we start the application</text:p>
            <text:p>- 100 activities belong to default filter will be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6" table:number-columns-repeated="1007"/>
        </table:table-row>
        <table:table-row table:style-name="ro29">
          <table:table-cell table:style-name="ce94" office:value-type="float" office:value="33">
            <text:p>033</text:p>
          </table:table-cell>
          <table:table-cell table:style-name="ce39" office:value-type="string">
            <text:p>SNF_ADR_SET_33</text:p>
          </table:table-cell>
          <table:table-cell table:style-name="ce102" office:value-type="float" office:value="33">
            <text:p>033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Check remember my filter ON when kill apps</text:p>
          </table:table-cell>
          <table:table-cell table:style-name="ce124" office:value-type="string">
            <text:p>Step 1: Kill apps after select remember my filter ON</text:p>
          </table:table-cell>
          <table:table-cell table:style-name="ce112" office:value-type="string">
            <text:p>- Start application</text:p>
            <text:p><text:span text:style-name="T8">- Login with </text:span><text:span text:style-name="T8">valid user </text:span><text:span text:style-name="T8">name and </text:span><text:span text:style-name="T8">password</text:span></text:p>
            <text:p>- Go to [Settings]</text:p>
            <text:p>- Tick on check box Remember my filter (setting ON)</text:p>
            <text:p>- Click Back button on device</text:p>
            <text:p>- Click on News button</text:p>
            <text:p>- Touch on any filter: My status for example</text:p>
            <text:p>- Change to other application or press on Home button on device</text:p>
            <text:p>- Press and hold Home button on device, end eXo Mobile application</text:p>
            <text:p>- Login eXo Mobile application again</text:p>
            <text:p>- Touch on News </text:p>
            <text:p/>
          </table:table-cell>
          <table:table-cell table:style-name="ce112" office:value-type="string">
            <text:p>- Selected filter (My status) will be highlighted</text:p>
            <text:p>- Activities belongs to this filter will be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6" table:number-columns-repeated="1007"/>
        </table:table-row>
        <table:table-row table:style-name="ro30">
          <table:table-cell table:style-name="ce94" office:value-type="float" office:value="34">
            <text:p>034</text:p>
          </table:table-cell>
          <table:table-cell table:style-name="ce39" office:value-type="string">
            <text:p>SNF_ADR_SET_34</text:p>
          </table:table-cell>
          <table:table-cell table:style-name="ce102" office:value-type="float" office:value="34">
            <text:p>034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Check remember my filter OFF when kill apps</text:p>
          </table:table-cell>
          <table:table-cell table:style-name="ce124" office:value-type="string">
            <text:p>Step 1: Kill apps after select remember my filter OFF</text:p>
          </table:table-cell>
          <table:table-cell table:style-name="ce112" office:value-type="string">
            <text:p>- Start application</text:p>
            <text:p><text:span text:style-name="T8">- Login with </text:span><text:span text:style-name="T8">valid user </text:span><text:span text:style-name="T8">name and </text:span><text:span text:style-name="T8">password</text:span></text:p>
            <text:p>- Go to [Settings]</text:p>
            <text:p>- Uncheck on check box Remember my filter (setting OFF)</text:p>
            <text:p>- Click Back button on device</text:p>
            <text:p>- Click on News button</text:p>
            <text:p>- Touch on any filter: My status for example</text:p>
            <text:p><text:span text:style-name="T8">- Change to </text:span><text:span text:style-name="T8">other </text:span><text:span text:style-name="T8">application </text:span><text:span text:style-name="T8">or press on </text:span><text:span text:style-name="T8">Home button </text:span><text:span text:style-name="T8">on device</text:span></text:p>
            <text:p><text:span text:style-name="T8">- Press and </text:span><text:span text:style-name="T8">hold Home </text:span><text:span text:style-name="T8">button on </text:span><text:span text:style-name="T8">device, end </text:span><text:span text:style-name="T8">eXo Mobile </text:span><text:span text:style-name="T8">application</text:span></text:p>
            <text:p><text:span text:style-name="T8">- Login eXo </text:span><text:span text:style-name="T8">Mobile </text:span><text:span text:style-name="T8">application </text:span><text:span text:style-name="T8">again</text:span></text:p>
            <text:p><text:span text:style-name="T8">- Touch on </text:span><text:span text:style-name="T8">News </text:span></text:p>
            <text:p><text:span text:style-name="T8"/></text:p>
            <text:p/>
          </table:table-cell>
          <table:table-cell table:style-name="ce112" office:value-type="string">
            <text:p>- Default filter (All Update) will be highlight and set selected each time we start the application</text:p>
            <text:p>- Activities belong to default filter will be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6" table:number-columns-repeated="1007"/>
        </table:table-row>
        <table:table-row table:style-name="ro22">
          <table:table-cell table:style-name="ce94" office:value-type="float" office:value="35">
            <text:p>035</text:p>
          </table:table-cell>
          <table:table-cell table:style-name="ce39" office:value-type="string">
            <text:p>SNF_ADR_SET_35</text:p>
          </table:table-cell>
          <table:table-cell table:style-name="ce102" office:value-type="float" office:value="35">
            <text:p>035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Changing setting of show-hidden private folder in personal drive</text:p>
          </table:table-cell>
          <table:table-cell table:style-name="ce124" office:value-type="string">
            <text:p>Step 1: <text:s/>Switch config from on to off </text:p>
          </table:table-cell>
          <table:table-cell table:style-name="ce112" office:value-type="string">
            <text:p>- Start application</text:p>
            <text:p>- Login with valid user name and password</text:p>
            <text:p>- Touch on Settings button and un-check option “Show private drive”</text:p>
            <text:p>- Touch on Home button and select Documents app</text:p>
          </table:table-cell>
          <table:table-cell table:style-name="ce112" office:value-type="string">
            <text:p>- On personal drive, private folder isn't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6" table:number-columns-repeated="1007"/>
        </table:table-row>
        <table:table-row table:style-name="ro22">
          <table:table-cell table:style-name="ce94" office:value-type="float" office:value="36">
            <text:p>036</text:p>
          </table:table-cell>
          <table:table-cell table:style-name="ce39" office:value-type="string">
            <text:p>SNF_ADR_SET_36</text:p>
          </table:table-cell>
          <table:table-cell table:style-name="ce102" office:value-type="float" office:value="36">
            <text:p>036</text:p>
          </table:table-cell>
          <table:table-cell table:style-name="ce107" office:value-type="string">
            <text:p>Mobile/Android/Setting</text:p>
          </table:table-cell>
          <table:table-cell table:style-name="ce47" office:value-type="string">
            <text:p>Changing setting of show-hidden private folder in personal drive</text:p>
          </table:table-cell>
          <table:table-cell table:style-name="ce124" office:value-type="string">
            <text:p>Step 1: <text:s/>Switch config from off to on </text:p>
          </table:table-cell>
          <table:table-cell table:style-name="ce112" office:value-type="string">
            <text:p>- Start application</text:p>
            <text:p>- Login with valid user name and password</text:p>
            <text:p>- Touch on Settings button and check on option “Show private drive”</text:p>
            <text:p>- Touch on Home button and select Documents app</text:p>
          </table:table-cell>
          <table:table-cell table:style-name="ce112" office:value-type="string">
            <text:p>- On personal drive, private folder is shown</text:p>
          </table:table-cell>
          <table:table-cell table:style-name="ce135" office:value-type="string">
            <text:p>High</text:p>
          </table:table-cell>
          <table:table-cell table:style-name="ce144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4"/>
          <table:table-cell table:style-name="ce156" table:number-columns-repeated="1007"/>
        </table:table-row>
        <table:table-row table:style-name="ro24">
          <table:table-cell table:style-name="ce94" office:value-type="float" office:value="37">
            <text:p>037</text:p>
          </table:table-cell>
          <table:table-cell table:style-name="ce39" office:value-type="string">
            <text:p>SNF_ADR_LAG_37</text:p>
          </table:table-cell>
          <table:table-cell table:style-name="ce102" office:value-type="float" office:value="37">
            <text:p>037</text:p>
          </table:table-cell>
          <table:table-cell table:style-name="ce105" office:value-type="string">
            <text:p>Mobile/Android/Setting Language</text:p>
          </table:table-cell>
          <table:table-cell table:style-name="ce48" office:value-type="string">
            <text:p>Setting language</text:p>
          </table:table-cell>
          <table:table-cell table:style-name="ce124" office:value-type="string">
            <text:p>Step 1: select language</text:p>
          </table:table-cell>
          <table:table-cell table:style-name="ce113" office:value-type="string">
            <text:p><text:span text:style-name="T9">- Start the </text:span><text:span text:style-name="T9">application</text:span></text:p>
            <text:p><text:span text:style-name="T10">- Go into the </text:span><text:span text:style-name="T10">settings </text:span></text:p>
            <text:p><text:span text:style-name="T11">- then, select </text:span><text:span text:style-name="T11">a language </text:span><text:span text:style-name="T11">in list</text:span></text:p>
          </table:table-cell>
          <table:table-cell table:style-name="ce111" office:value-type="string">
            <text:p>- All of UI control title on the application is displayed in selected language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2"/>
          <table:table-cell table:style-name="ce154" table:number-columns-repeated="3"/>
          <table:table-cell table:style-name="ce156" table:number-columns-repeated="1004"/>
        </table:table-row>
        <table:table-row table:style-name="ro26">
          <table:table-cell table:style-name="ce94" office:value-type="float" office:value="38">
            <text:p>038</text:p>
          </table:table-cell>
          <table:table-cell table:style-name="ce39" office:value-type="string">
            <text:p>SNF_ADR_LAG_38</text:p>
          </table:table-cell>
          <table:table-cell table:style-name="ce102" office:value-type="float" office:value="38">
            <text:p>038</text:p>
          </table:table-cell>
          <table:table-cell table:style-name="ce105" office:value-type="string">
            <text:p>Mobile/Android/Setting Language</text:p>
          </table:table-cell>
          <table:table-cell table:style-name="ce48" office:value-type="string">
            <text:p>Setting language from News screen</text:p>
          </table:table-cell>
          <table:table-cell table:style-name="ce124" office:value-type="string">
            <text:p>Step 1: Setting language from News screen</text:p>
          </table:table-cell>
          <table:table-cell table:style-name="ce113" office:value-type="string">
            <text:p><text:span text:style-name="T12">- Start the </text:span><text:span text:style-name="T12">application</text:span></text:p>
            <text:p><text:span text:style-name="T6">- Login with </text:span><text:span text:style-name="T6">valid user </text:span><text:span text:style-name="T6">name and </text:span><text:span text:style-name="T6">password</text:span></text:p>
            <text:p><text:span text:style-name="T6">- Touch on </text:span><text:span text:style-name="T6">News button</text:span></text:p>
            <text:p><text:span text:style-name="T6">- Touch on </text:span><text:span text:style-name="T6">Home button </text:span><text:span text:style-name="T6">to go to </text:span><text:span text:style-name="T6">home page</text:span></text:p>
            <text:p><text:span text:style-name="T6">- Touch on </text:span><text:span text:style-name="T6">Settings </text:span><text:span text:style-name="T6">button</text:span></text:p>
            <text:p><text:span text:style-name="T11">- Change the </text:span><text:span text:style-name="T11">language</text:span></text:p>
            <text:p><text:span text:style-name="T12">- Touch on </text:span><text:span text:style-name="T12">News again</text:span></text:p>
          </table:table-cell>
          <table:table-cell table:style-name="ce111" office:value-type="string">
            <text:p>- All of UI control title on News is displayed in selected language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2"/>
          <table:table-cell table:style-name="ce154" table:number-columns-repeated="3"/>
          <table:table-cell table:style-name="ce156" table:number-columns-repeated="1004"/>
        </table:table-row>
        <table:table-row table:style-name="ro26">
          <table:table-cell table:style-name="ce94" office:value-type="float" office:value="39">
            <text:p>039</text:p>
          </table:table-cell>
          <table:table-cell table:style-name="ce39" office:value-type="string">
            <text:p>SNF_ADR_LAG_39</text:p>
          </table:table-cell>
          <table:table-cell table:style-name="ce102" office:value-type="float" office:value="39">
            <text:p>039</text:p>
          </table:table-cell>
          <table:table-cell table:style-name="ce105" office:value-type="string">
            <text:p>Mobile/Android/Setting Language</text:p>
          </table:table-cell>
          <table:table-cell table:style-name="ce48" office:value-type="string">
            <text:p>Setting language from Documents screen</text:p>
          </table:table-cell>
          <table:table-cell table:style-name="ce124"/>
          <table:table-cell table:style-name="ce113" office:value-type="string">
            <text:p><text:span text:style-name="T12">- Start the </text:span><text:span text:style-name="T12">application</text:span></text:p>
            <text:p><text:span text:style-name="T6">- Login with </text:span><text:span text:style-name="T6">valid user </text:span><text:span text:style-name="T6">name and </text:span><text:span text:style-name="T6">password</text:span></text:p>
            <text:p><text:span text:style-name="T6">- Touch on </text:span><text:span text:style-name="T6">Documents </text:span><text:span text:style-name="T6">button</text:span></text:p>
            <text:p><text:span text:style-name="T6">- Touch on </text:span><text:span text:style-name="T6">Home button </text:span><text:span text:style-name="T6">to go to </text:span><text:span text:style-name="T6">home page</text:span></text:p>
            <text:p><text:span text:style-name="T6">- Touch on </text:span><text:span text:style-name="T6">Settings </text:span><text:span text:style-name="T6">button</text:span></text:p>
            <text:p><text:span text:style-name="T11">- Change the </text:span><text:span text:style-name="T11">language</text:span></text:p>
            <text:p><text:span text:style-name="T11">- Touch on </text:span><text:span text:style-name="T12">Documents </text:span><text:span text:style-name="T12">again</text:span></text:p>
          </table:table-cell>
          <table:table-cell table:style-name="ce111" office:value-type="string">
            <text:p>- All of UI control title on Documents is displayed in selected language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2"/>
          <table:table-cell table:style-name="ce154" table:number-columns-repeated="3"/>
          <table:table-cell table:style-name="ce156" table:number-columns-repeated="1004"/>
        </table:table-row>
        <table:table-row table:style-name="ro26">
          <table:table-cell table:style-name="ce94" office:value-type="float" office:value="40">
            <text:p>040</text:p>
          </table:table-cell>
          <table:table-cell table:style-name="ce39" office:value-type="string">
            <text:p>SNF_ADR_LAG_40</text:p>
          </table:table-cell>
          <table:table-cell table:style-name="ce102" office:value-type="float" office:value="40">
            <text:p>040</text:p>
          </table:table-cell>
          <table:table-cell table:style-name="ce105" office:value-type="string">
            <text:p>Mobile/Android/Setting Language</text:p>
          </table:table-cell>
          <table:table-cell table:style-name="ce49" office:value-type="string">
            <text:p>Setting language from Apps screen</text:p>
          </table:table-cell>
          <table:table-cell table:style-name="ce124"/>
          <table:table-cell table:style-name="ce113" office:value-type="string">
            <text:p><text:span text:style-name="T12">- Start the </text:span><text:span text:style-name="T12">application</text:span></text:p>
            <text:p><text:span text:style-name="T6">- Login with </text:span><text:span text:style-name="T6">valid user </text:span><text:span text:style-name="T6">name and </text:span><text:span text:style-name="T6">password</text:span></text:p>
            <text:p><text:span text:style-name="T6">- Touch on </text:span><text:span text:style-name="T6">Apps button</text:span></text:p>
            <text:p><text:span text:style-name="T6">- Touch on </text:span><text:span text:style-name="T6">Home button </text:span><text:span text:style-name="T6">to go to </text:span><text:span text:style-name="T6">home page</text:span></text:p>
            <text:p><text:span text:style-name="T6">- Touch on </text:span><text:span text:style-name="T6">Settings </text:span><text:span text:style-name="T6">button</text:span></text:p>
            <text:p><text:span text:style-name="T11">- Change the </text:span><text:span text:style-name="T11">language</text:span></text:p>
            <text:p><text:span text:style-name="T12">- Touch on </text:span><text:span text:style-name="T12">Apps again</text:span></text:p>
          </table:table-cell>
          <table:table-cell table:style-name="ce111" office:value-type="string">
            <text:p>- All of UI control title on Apps is displayed in selected language</text:p>
          </table:table-cell>
          <table:table-cell table:style-name="ce135" office:value-type="string">
            <text:p>High</text:p>
          </table:table-cell>
          <table:table-cell table:style-name="ce142"/>
          <table:table-cell table:style-name="ce146" office:value-type="string">
            <text:p>ha.khuat</text:p>
          </table:table-cell>
          <table:table-cell table:style-name="ce147" office:value-type="string">
            <text:p>Passed</text:p>
          </table:table-cell>
          <table:table-cell table:style-name="ce147" office:value-type="string">
            <text:p>Passed</text:p>
          </table:table-cell>
          <table:table-cell table:style-name="ce147" table:number-columns-repeated="3"/>
          <table:table-cell table:style-name="ce142"/>
          <table:table-cell table:style-name="ce154" table:number-columns-repeated="3"/>
          <table:table-cell table:style-name="ce156" table:number-columns-repeated="1004"/>
        </table:table-row>
        <table:table-row table:style-name="ro24">
          <table:table-cell table:style-name="ce94" office:value-type="float" office:value="41">
            <text:p>041</text:p>
          </table:table-cell>
          <table:table-cell table:style-name="ce38" office:value-type="string">
            <text:p>SNF_ADR_GUI_41</text:p>
          </table:table-cell>
          <table:table-cell table:style-name="ce102" office:value-type="float" office:value="41">
            <text:p>041</text:p>
          </table:table-cell>
          <table:table-cell table:style-name="ce106" office:value-type="string">
            <text:p>Mobile/Android/User Guide</text:p>
          </table:table-cell>
          <table:table-cell table:style-name="ce45" office:value-type="string">
            <text:p>Don't view User guide</text:p>
          </table:table-cell>
          <table:table-cell table:style-name="ce111" office:value-type="string">
            <text:p>Step 1: show user guide</text:p>
          </table:table-cell>
          <table:table-cell table:style-name="ce113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On the </text:span><text:span text:style-name="T9">authenticate </text:span><text:span text:style-name="T9">screen, push </text:span><text:span text:style-name="T9">the settings </text:span><text:span text:style-name="T9">button</text:span></text:p>
          </table:table-cell>
          <table:table-cell table:style-name="ce113" office:value-type="string">
            <text:p>- User guide button isn't displayed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2">
            <text:p>042</text:p>
          </table:table-cell>
          <table:table-cell table:style-name="ce40" office:value-type="string">
            <text:p>SNF_ADR_HOM_42</text:p>
          </table:table-cell>
          <table:table-cell table:style-name="ce102" office:value-type="float" office:value="42">
            <text:p>042</text:p>
          </table:table-cell>
          <table:table-cell table:style-name="ce107" office:value-type="string">
            <text:p>Mobile/Android/Home Screen</text:p>
          </table:table-cell>
          <table:table-cell table:style-name="ce50" office:value-type="string">
            <text:p>Show most recent 10 activity by timer</text:p>
          </table:table-cell>
          <table:table-cell table:style-name="ce109" office:value-type="string">
            <text:p>Step 1: Open application home <text:s/></text:p>
          </table:table-cell>
          <table:table-cell table:style-name="ce126" office:value-type="string">
            <text:p>- Start the application on mobile device</text:p>
            <text:p>- Sign In with valid User name/Password</text:p>
          </table:table-cell>
          <table:table-cell table:style-name="ce112" office:value-type="string">
            <text:p>- Home screen will be shown as below information:</text:p>
            <text:p><text:s/>+ User's fullname and avatar</text:p>
            <text:p><text:s/>+ Documents, News and application shortcut <text:s/></text:p>
            <text:p><text:s/>+ 10 new recents activities bar with flip right to left in 6 secon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43">
            <text:p>043</text:p>
          </table:table-cell>
          <table:table-cell table:style-name="ce40" office:value-type="string">
            <text:p>SNF_ADR_HOM_43</text:p>
          </table:table-cell>
          <table:table-cell table:style-name="ce102" office:value-type="float" office:value="43">
            <text:p>043</text:p>
          </table:table-cell>
          <table:table-cell table:style-name="ce107" office:value-type="string">
            <text:p><text:s/>Mobile/Android/Home/Refresh</text:p>
          </table:table-cell>
          <table:table-cell table:style-name="ce50" office:value-type="string">
            <text:p>Reload for most recent 10 activity</text:p>
          </table:table-cell>
          <table:table-cell table:style-name="ce109" office:value-type="string">
            <text:p>Step 1: Refresh home <text:s text:c="2"/></text:p>
          </table:table-cell>
          <table:table-cell table:style-name="ce126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26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44">
            <text:p>044</text:p>
          </table:table-cell>
          <table:table-cell table:style-name="ce40" office:value-type="string">
            <text:p>SNF_ADR_HOM_44</text:p>
          </table:table-cell>
          <table:table-cell table:style-name="ce102" office:value-type="float" office:value="44">
            <text:p>044</text:p>
          </table:table-cell>
          <table:table-cell table:style-name="ce107" office:value-type="string">
            <text:p>Mobile/Android/Home Screen</text:p>
          </table:table-cell>
          <table:table-cell table:style-name="ce50" office:value-type="string">
            <text:p>Button align vertically in landscape mode</text:p>
          </table:table-cell>
          <table:table-cell table:style-name="ce109" office:value-type="string">
            <text:p>Step 1: Open application home in landscape mode</text:p>
          </table:table-cell>
          <table:table-cell table:style-name="ce126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scape mode</text:p>
          </table:table-cell>
          <table:table-cell table:style-name="ce126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45">
            <text:p>045</text:p>
          </table:table-cell>
          <table:table-cell table:style-name="ce40" office:value-type="string">
            <text:p>SNF_ADR_HOM_45</text:p>
          </table:table-cell>
          <table:table-cell table:style-name="ce102" office:value-type="float" office:value="45">
            <text:p>045</text:p>
          </table:table-cell>
          <table:table-cell table:style-name="ce105" office:value-type="string">
            <text:p>Mobile/Android/Application/Back</text:p>
          </table:table-cell>
          <table:table-cell table:style-name="ce51" office:value-type="string">
            <text:p>Back application that opening</text:p>
          </table:table-cell>
          <table:table-cell table:style-name="ce124" office:value-type="string">
            <text:p>Step 1: Back application</text:p>
          </table:table-cell>
          <table:table-cell table:style-name="ce113" office:value-type="string">
            <text:p><text:span text:style-name="T6">- Start the </text:span><text:span text:style-name="T6">application </text:span><text:span text:style-name="T6">on mobile </text:span><text:span text:style-name="T6">device </text:span></text:p>
            <text:p><text:span text:style-name="T6">- Sign in with </text:span><text:span text:style-name="T6">valid user </text:span><text:span text:style-name="T6">name </text:span><text:span text:style-name="T6">/password</text:span></text:p>
            <text:p><text:span text:style-name="T6">- In Home </text:span><text:span text:style-name="T6">screen: </text:span><text:span text:style-name="T6">touch on an </text:span><text:span text:style-name="T6">existing </text:span><text:span text:style-name="T6">application</text:span></text:p>
            <text:p><text:span text:style-name="T6">→ </text:span><text:span text:style-name="T6">Content </text:span><text:span text:style-name="T6">application is </text:span><text:span text:style-name="T6">displayed</text:span></text:p>
            <text:p><text:span text:style-name="T6">- then, touch </text:span><text:span text:style-name="T6">on [Back] </text:span><text:span text:style-name="T6">button</text:span></text:p>
          </table:table-cell>
          <table:table-cell table:style-name="ce111" office:value-type="string">
            <text:p>Selected application screen is closed and Home screen is come back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46">
            <text:p>046</text:p>
          </table:table-cell>
          <table:table-cell table:style-name="ce40" office:value-type="string">
            <text:p>SNF_ADR_HOM_46</text:p>
          </table:table-cell>
          <table:table-cell table:style-name="ce102" office:value-type="float" office:value="46">
            <text:p>046</text:p>
          </table:table-cell>
          <table:table-cell table:style-name="ce105" office:value-type="string">
            <text:p>Mobile/Android/Dashboard/GadgetTabs/View</text:p>
          </table:table-cell>
          <table:table-cell table:style-name="ce51" office:value-type="string">
            <text:p>View Dashboard tab</text:p>
          </table:table-cell>
          <table:table-cell table:style-name="ce109" office:value-type="string">
            <text:p>Step 1: View Dashboard tabs</text:p>
          </table:table-cell>
          <table:table-cell table:style-name="ce111" office:value-type="string">
            <text:p>- Create some dashboard tabs with gadgets on PLF 3.5 via browser.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an </text:span><text:span text:style-name="T9">[Dashboard] </text:span><text:span text:style-name="T9">application in </text:span><text:span text:style-name="T9">Home Page</text:span></text:p>
          </table:table-cell>
          <table:table-cell table:style-name="ce111" office:value-type="string">
            <text:p>- All tab names will be displayed </text:p>
            <text:p>- If there is not gadget on dashboard, it isn't shown on mobile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7">
            <text:p>047</text:p>
          </table:table-cell>
          <table:table-cell table:style-name="ce40" office:value-type="string">
            <text:p>SNF_ADR_HOM_47</text:p>
          </table:table-cell>
          <table:table-cell table:style-name="ce102" office:value-type="float" office:value="47">
            <text:p>047</text:p>
          </table:table-cell>
          <table:table-cell table:style-name="ce105" office:value-type="string">
            <text:p>Mobile/Android/Dashboard/GadgetTabs/View</text:p>
          </table:table-cell>
          <table:table-cell table:style-name="ce51" office:value-type="string">
            <text:p>View Dashboard tab</text:p>
          </table:table-cell>
          <table:table-cell table:style-name="ce109" office:value-type="string">
            <text:p>Step 1: View Dashboard tabs with name includes special chars</text:p>
          </table:table-cell>
          <table:table-cell table:style-name="ce111" office:value-type="string">
            <text:p>- Create some dashboard tabs with gadget on PLF 3.5 via browser with name includes special characters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 </text:span><text:span text:style-name="T9">/password</text:span></text:p>
            <text:p><text:span text:style-name="T9">- touch on an </text:span><text:span text:style-name="T9">[Dashboard] </text:span><text:span text:style-name="T9">application in </text:span><text:span text:style-name="T9">Home Page</text:span></text:p>
          </table:table-cell>
          <table:table-cell table:style-name="ce111" office:value-type="string">
            <text:p>- All tab names will be displayed </text:p>
            <text:p><text:span text:style-name="T8">- If there is </text:span><text:span text:style-name="T8">not gadget </text:span><text:span text:style-name="T8">on </text:span><text:span text:style-name="T8">dashboard, it </text:span><text:span text:style-name="T8">isn't shown </text:span><text:span text:style-name="T8">on mobile</text:span>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TESTVN-5680</text:p>
          </table:table-cell>
          <table:table-cell table:style-name="ce146" table:number-columns-repeated="2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8">
            <text:p>048</text:p>
          </table:table-cell>
          <table:table-cell table:style-name="ce38" office:value-type="string">
            <text:p>SNF_ADR_DAB_48</text:p>
          </table:table-cell>
          <table:table-cell table:style-name="ce102" office:value-type="float" office:value="48">
            <text:p>048</text:p>
          </table:table-cell>
          <table:table-cell table:style-name="ce105" office:value-type="string">
            <text:p>Mobile/Android/Dashboard/GadgetTabs/Update</text:p>
          </table:table-cell>
          <table:table-cell table:style-name="ce51" office:value-type="string">
            <text:p>Update Dashboard tab</text:p>
          </table:table-cell>
          <table:table-cell table:style-name="ce124" office:value-type="string">
            <text:p>Step 1: Update Dashboard tab tabs</text:p>
          </table:table-cell>
          <table:table-cell table:style-name="ce112" office:value-type="string">
            <text:p>- Create new more some dashboard tabs or delete some existed dashboard tabs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out &amp; </text:span><text:span text:style-name="T9">Sign in again </text:span><text:span text:style-name="T9">or exit </text:span><text:span text:style-name="T9">application </text:span><text:span text:style-name="T9">→ start </text:span><text:span text:style-name="T9">application </text:span><text:span text:style-name="T9">→ sign in</text:span></text:p>
            <text:p><text:span text:style-name="T9">- Touch on </text:span><text:span text:style-name="T9">[Dashboard] </text:span><text:span text:style-name="T9">application in </text:span><text:span text:style-name="T9">Home page </text:span><text:span text:style-name="T9">and <text:s/>then </text:span><text:span text:style-name="T9">touch on tab</text:span></text:p>
          </table:table-cell>
          <table:table-cell table:style-name="ce111" office:value-type="string">
            <text:p>- <text:s/>Dashboard tabs list will be updated (added or removed)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9">
            <text:p>049</text:p>
          </table:table-cell>
          <table:table-cell table:style-name="ce38" office:value-type="string">
            <text:p>SNF_ADR_DAB_49</text:p>
          </table:table-cell>
          <table:table-cell table:style-name="ce102" office:value-type="float" office:value="49">
            <text:p>049</text:p>
          </table:table-cell>
          <table:table-cell table:style-name="ce105" office:value-type="string">
            <text:p>Mobile/Android/Dashboard/Add</text:p>
          </table:table-cell>
          <table:table-cell table:style-name="ce51" office:value-type="string">
            <text:p>View Gadget List </text:p>
          </table:table-cell>
          <table:table-cell table:style-name="ce125" office:value-type="string">
            <text:p>Step 1: View Gadget List</text:p>
          </table:table-cell>
          <table:table-cell table:style-name="ce112" office:value-type="string">
            <text:p><text:span text:style-name="T8">- Add some </text:span><text:span text:style-name="T8">gadget into </text:span><text:span text:style-name="T8">tabs on </text:span><text:span text:style-name="T13">PLF </text:span><text:span text:style-name="T13">3.5</text:span><text:span text:style-name="T8"> via </text:span><text:span text:style-name="T8">browser.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9">- Sign in with </text:span><text:span text:style-name="T9">valid User </text:span><text:span text:style-name="T9">Name/Passw</text:span><text:span text:style-name="T9">ord</text:span></text:p>
            <text:p><text:span text:style-name="T9">- Touch on </text:span><text:span text:style-name="T9">[Dashboard] </text:span><text:span text:style-name="T9">application in </text:span><text:span text:style-name="T9">Home pag</text:span></text:p>
            <text:p><text:span text:style-name="T8">- Touch on </text:span><text:span text:style-name="T8">Gadget tab </text:span><text:span text:style-name="T8">item</text:span></text:p>
          </table:table-cell>
          <table:table-cell table:style-name="ce127" office:value-type="string">
            <text:p>- Gadget list is shown with Image, Title and Short resume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0">
            <text:p>050</text:p>
          </table:table-cell>
          <table:table-cell table:style-name="ce38" office:value-type="string">
            <text:p>SNF_ADR_DAB_50</text:p>
          </table:table-cell>
          <table:table-cell table:style-name="ce102" office:value-type="float" office:value="50">
            <text:p>050</text:p>
          </table:table-cell>
          <table:table-cell table:style-name="ce105" office:value-type="string">
            <text:p>Mobile/Android/Dashboard/Update</text:p>
          </table:table-cell>
          <table:table-cell table:style-name="ce51" office:value-type="string">
            <text:p>Update Gadget List</text:p>
          </table:table-cell>
          <table:table-cell table:style-name="ce124" office:value-type="string">
            <text:p>Step 1: Update Gadget List</text:p>
          </table:table-cell>
          <table:table-cell table:style-name="ce112" office:value-type="string">
            <text:p><text:span text:style-name="T8">- Added new </text:span><text:span text:style-name="T8">more some </text:span><text:span text:style-name="T8">gadget into </text:span><text:span text:style-name="T8">dashboard </text:span><text:span text:style-name="T8">tabs or </text:span><text:span text:style-name="T8">delete some </text:span><text:span text:style-name="T8">existed </text:span><text:span text:style-name="T8">gadgets via </text:span><text:span text:style-name="T8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out &amp; </text:span><text:span text:style-name="T8">Sign in again </text:span><text:span text:style-name="T8">or exit </text:span><text:span text:style-name="T8">application </text:span><text:span text:style-name="T8">→ start </text:span><text:span text:style-name="T8">application </text:span><text:span text:style-name="T8">→ sign in </text:span></text:p>
            <text:p><text:span text:style-name="T9">- Touch on </text:span><text:span text:style-name="T9">[Dashboard] </text:span><text:span text:style-name="T9">application in </text:span><text:span text:style-name="T9">Home page</text:span></text:p>
            <text:p><text:span text:style-name="T8">- Touch on </text:span><text:span text:style-name="T8">Gadget tab </text:span><text:span text:style-name="T8">item</text:span></text:p>
          </table:table-cell>
          <table:table-cell table:style-name="ce111" office:value-type="string">
            <text:p>- Gadget List will be updated (added or removed)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51">
            <text:p>051</text:p>
          </table:table-cell>
          <table:table-cell table:style-name="ce38" office:value-type="string">
            <text:p>SNF_ADR_DAB_51</text:p>
          </table:table-cell>
          <table:table-cell table:style-name="ce102" office:value-type="float" office:value="51">
            <text:p>051</text:p>
          </table:table-cell>
          <table:table-cell table:style-name="ce105" office:value-type="string">
            <text:p>Mobile/Android/Dashboard/Launch</text:p>
          </table:table-cell>
          <table:table-cell table:style-name="ce51" office:value-type="string">
            <text:p>View Content of Gadget</text:p>
          </table:table-cell>
          <table:table-cell table:style-name="ce124" office:value-type="string">
            <text:p>Step 1: Gadget Content</text:p>
          </table:table-cell>
          <table:table-cell table:style-name="ce112" office:value-type="string">
            <text:p><text:span text:style-name="T8">- Added new </text:span><text:span text:style-name="T8">more some </text:span><text:span text:style-name="T8">gadget into </text:span><text:span text:style-name="T8">dashboard </text:span><text:span text:style-name="T8">tabs or </text:span><text:span text:style-name="T8">delete some </text:span><text:span text:style-name="T8">existed </text:span><text:span text:style-name="T8">gadgets via </text:span><text:span text:style-name="T8">browser</text:span></text:p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out &amp; </text:span><text:span text:style-name="T8">Sign in again </text:span><text:span text:style-name="T8">or exit </text:span><text:span text:style-name="T8">application </text:span><text:span text:style-name="T8">→ start </text:span><text:span text:style-name="T8">application </text:span><text:span text:style-name="T8">→ sign in </text:span></text:p>
            <text:p><text:span text:style-name="T9">- Touch on </text:span><text:span text:style-name="T9">[Dashboard] </text:span><text:span text:style-name="T9">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111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52">
            <text:p>052</text:p>
          </table:table-cell>
          <table:table-cell table:style-name="ce38" office:value-type="string">
            <text:p>SNF_ADR_DAB_52</text:p>
          </table:table-cell>
          <table:table-cell table:style-name="ce102" office:value-type="float" office:value="52">
            <text:p>052</text:p>
          </table:table-cell>
          <table:table-cell table:style-name="ce107" office:value-type="string">
            <text:p>Mobile/Android/Dashboard/Update</text:p>
          </table:table-cell>
          <table:table-cell table:style-name="ce43" office:value-type="string">
            <text:p>Edit Content of Gadget</text:p>
          </table:table-cell>
          <table:table-cell table:style-name="ce125" office:value-type="string">
            <text:p>Step 1: Edit Gadget Content</text:p>
          </table:table-cell>
          <table:table-cell table:style-name="ce113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ashboard] </text:span><text:span text:style-name="T8">application </text:span><text:span text:style-name="T8">on Home </text:span><text:span text:style-name="T8">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12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TESTVN-5681</text:p>
          </table:table-cell>
          <table:table-cell table:style-name="ce146" table:number-columns-repeated="2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31">
          <table:table-cell table:style-name="ce94" office:value-type="float" office:value="53">
            <text:p>053</text:p>
          </table:table-cell>
          <table:table-cell table:style-name="ce38" office:value-type="string">
            <text:p>SNF_ADR_DOC_53</text:p>
          </table:table-cell>
          <table:table-cell table:style-name="ce102" office:value-type="float" office:value="53">
            <text:p>053</text:p>
          </table:table-cell>
          <table:table-cell table:style-name="ce105" office:value-type="string">
            <text:p>Mobile/Android/Documents/Launch</text:p>
          </table:table-cell>
          <table:table-cell table:style-name="ce51" office:value-type="string">
            <text:p>View Documents application </text:p>
          </table:table-cell>
          <table:table-cell table:style-name="ce109" office:value-type="string">
            <text:p>Step 1: Open Documents application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</table:table-cell>
          <table:table-cell table:style-name="ce126" office:value-type="string">
            <text:p><text:span text:style-name="T8">- An Activity </text:span><text:span text:style-name="T8">indicator will </text:span><text:span text:style-name="T8">show on the </text:span><text:span text:style-name="T8">navigation </text:span><text:span text:style-name="T8">bar to </text:span><text:span text:style-name="T8">indicate that </text:span><text:span text:style-name="T8">the </text:span><text:span text:style-name="T8">Documents </text:span><text:span text:style-name="T8">application is </text:span><text:span text:style-name="T8">in the </text:span><text:span text:style-name="T8">loading </text:span><text:span text:style-name="T8">progress.</text:span></text:p>
            <text:p><text:span text:style-name="T8">- After </text:span><text:span text:style-name="T8">loading </text:span><text:span text:style-name="T8">progress </text:span><text:span text:style-name="T8">finishes, the </text:span><text:span text:style-name="T8">view of </text:span><text:span text:style-name="T8">document </text:span><text:span text:style-name="T8">tab will show </text:span><text:span text:style-name="T8">3 drives: </text:span><text:span text:style-name="T8">''Personal","</text:span><text:span text:style-name="T8">General","Gr</text:span><text:span text:style-name="T8">oup" </text:span></text:p>
            <text:p><text:span text:style-name="T8">- Folder </text:span><text:span text:style-name="T8">items will be </text:span><text:span text:style-name="T8">showed with </text:span><text:span text:style-name="T8">folder icon.</text:span></text:p>
            <text:p><text:span text:style-name="T8">- File items </text:span><text:span text:style-name="T8">will be </text:span><text:span text:style-name="T8">showed with </text:span><text:span text:style-name="T8">icon suitable </text:span><text:span text:style-name="T8">with file </text:span><text:span text:style-name="T8">format. 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153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4">
            <text:p>054</text:p>
          </table:table-cell>
          <table:table-cell table:style-name="ce38" office:value-type="string">
            <text:p>SNF_ADR_DOC_54</text:p>
          </table:table-cell>
          <table:table-cell table:style-name="ce102" office:value-type="float" office:value="54">
            <text:p>054</text:p>
          </table:table-cell>
          <table:table-cell table:style-name="ce105" office:value-type="string">
            <text:p>Mobile/Android/Documents/Close</text:p>
          </table:table-cell>
          <table:table-cell table:style-name="ce51" office:value-type="string">
            <text:p>Close Documents application</text:p>
          </table:table-cell>
          <table:table-cell table:style-name="ce109" office:value-type="string">
            <text:p>Step 1: Closing Documents application</text:p>
          </table:table-cell>
          <table:table-cell table:style-name="ce128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Home button </text:span><text:span text:style-name="T8">on </text:span><text:span text:style-name="T8">navigation </text:span><text:span text:style-name="T8">bar</text:span></text:p>
            <text:p/>
          </table:table-cell>
          <table:table-cell table:style-name="ce112" office:value-type="string">
            <text:p><text:span text:style-name="T8">- An Activity </text:span><text:span text:style-name="T8">indicator will </text:span><text:span text:style-name="T8">show on the </text:span><text:span text:style-name="T8">navigation </text:span><text:span text:style-name="T8">bar to </text:span><text:span text:style-name="T8">indicate that </text:span><text:span text:style-name="T8">the </text:span><text:span text:style-name="T8">Documents </text:span><text:span text:style-name="T8">application is </text:span><text:span text:style-name="T8">in the </text:span><text:span text:style-name="T8">loading </text:span><text:span text:style-name="T8">progress.</text:span></text:p>
            <text:p><text:span text:style-name="T8">- After </text:span><text:span text:style-name="T8">loading </text:span><text:span text:style-name="T8">progress </text:span><text:span text:style-name="T8">finishes, </text:span><text:span text:style-name="T8">Documents </text:span><text:span text:style-name="T8">application </text:span><text:span text:style-name="T8">will be </text:span><text:span text:style-name="T8">showed on </text:span><text:span text:style-name="T8">the screen </text:span><text:span text:style-name="T8">with items </text:span><text:span text:style-name="T8">list in user's </text:span><text:span text:style-name="T8">personal </text:span><text:span text:style-name="T8">driver .</text:span></text:p>
            <text:p><text:span text:style-name="T8">- Documents </text:span><text:span text:style-name="T8">app is </text:span><text:span text:style-name="T8">closed, back </text:span><text:span text:style-name="T8">to home </text:span><text:span text:style-name="T8">page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3">
          <table:table-cell table:style-name="ce94" office:value-type="float" office:value="55">
            <text:p>055</text:p>
          </table:table-cell>
          <table:table-cell table:style-name="ce38" office:value-type="string">
            <text:p>SNF_ADR_DOC_55</text:p>
          </table:table-cell>
          <table:table-cell table:style-name="ce102" office:value-type="float" office:value="55">
            <text:p>055</text:p>
          </table:table-cell>
          <table:table-cell table:style-name="ce105" office:value-type="string">
            <text:p>Mobile/Android/Documents/Navigate/View</text:p>
          </table:table-cell>
          <table:table-cell table:style-name="ce51" office:value-type="string">
            <text:p>View <text:s/>Folder</text:p>
          </table:table-cell>
          <table:table-cell table:style-name="ce109" office:value-type="string">
            <text:p>Step 1: Open a 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- Touch on any item with folder icon.</text:p>
          </table:table-cell>
          <table:table-cell table:style-name="ce126" office:value-type="string">
            <text:p><text:span text:style-name="T8">- An Activity </text:span><text:span text:style-name="T8">indicator will </text:span><text:span text:style-name="T8">show on the </text:span><text:span text:style-name="T8">navigation </text:span><text:span text:style-name="T8">bar to </text:span><text:span text:style-name="T8">indicate that </text:span><text:span text:style-name="T8">items in the </text:span><text:span text:style-name="T8">folder are in </text:span><text:span text:style-name="T8">the loading </text:span><text:span text:style-name="T8">progress.</text:span></text:p>
            <text:p><text:span text:style-name="T8">- After </text:span><text:span text:style-name="T8">loading </text:span><text:span text:style-name="T8">progress </text:span><text:span text:style-name="T8">finishes, </text:span><text:span text:style-name="T8">items in this </text:span><text:span text:style-name="T8">folder will be </text:span><text:span text:style-name="T8">showed.</text:span></text:p>
            <text:p><text:span text:style-name="T8">- Folder </text:span><text:span text:style-name="T8">items will be </text:span><text:span text:style-name="T8">showed with </text:span><text:span text:style-name="T8">folder icon.</text:span></text:p>
            <text:p><text:span text:style-name="T8">- File items </text:span><text:span text:style-name="T8">will be </text:span><text:span text:style-name="T8">showed with </text:span><text:span text:style-name="T8">icon suitable </text:span><text:span text:style-name="T8">with file </text:span><text:span text:style-name="T8">format.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FQA-120</text:p>
          </table:table-cell>
          <table:table-cell table:style-name="ce146" table:number-columns-repeated="2"/>
          <table:table-cell table:style-name="ce140"/>
          <table:table-cell table:style-name="ce95" table:number-columns-repeated="1007"/>
        </table:table-row>
        <table:table-row table:style-name="ro27">
          <table:table-cell table:style-name="ce94" office:value-type="float" office:value="56">
            <text:p>056</text:p>
          </table:table-cell>
          <table:table-cell table:style-name="ce38" office:value-type="string">
            <text:p>SNF_ADR_DOC_56</text:p>
          </table:table-cell>
          <table:table-cell table:style-name="ce102" office:value-type="float" office:value="56">
            <text:p>056</text:p>
          </table:table-cell>
          <table:table-cell table:style-name="ce105" office:value-type="string">
            <text:p>Mobile/Android/Documents/Back to Folder List</text:p>
          </table:table-cell>
          <table:table-cell table:style-name="ce51" office:value-type="string">
            <text:p>Back Folder List </text:p>
          </table:table-cell>
          <table:table-cell table:style-name="ce109" office:value-type="string">
            <text:p>Step 1: Go back to the previous 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any item with </text:span><text:span text:style-name="T8">folder icon.</text:span></text:p>
            <text:p>- Touch on the Back button on the navigation bar.</text:p>
          </table:table-cell>
          <table:table-cell table:style-name="ce112" office:value-type="string">
            <text:p><text:span text:style-name="T8">- An Activity </text:span><text:span text:style-name="T8">indicator will </text:span><text:span text:style-name="T8">show on the </text:span><text:span text:style-name="T8">navigation </text:span><text:span text:style-name="T8">bar to </text:span><text:span text:style-name="T8">indicate that </text:span><text:span text:style-name="T8">it is in the </text:span><text:span text:style-name="T8">loading </text:span><text:span text:style-name="T8">progress.</text:span></text:p>
            <text:p><text:span text:style-name="T8">- Then </text:span><text:span text:style-name="T8">Documents </text:span><text:span text:style-name="T8">application </text:span><text:span text:style-name="T8">will be </text:span><text:span text:style-name="T8">showed on </text:span><text:span text:style-name="T8">the screen </text:span><text:span text:style-name="T8">with items </text:span><text:span text:style-name="T8">list in user's </text:span><text:span text:style-name="T8">personal </text:span><text:span text:style-name="T8">driver </text:span></text:p>
            <text:p><text:span text:style-name="T8">- Folder and </text:span><text:span text:style-name="T8">file will be </text:span><text:span text:style-name="T8">shown</text:span></text:p>
            <text:p><text:span text:style-name="T8">- Back to </text:span><text:span text:style-name="T8">previous </text:span><text:span text:style-name="T8">folder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57">
            <text:p>057</text:p>
          </table:table-cell>
          <table:table-cell table:style-name="ce38" office:value-type="string">
            <text:p>SNF_ADR_DOC_57</text:p>
          </table:table-cell>
          <table:table-cell table:style-name="ce102" office:value-type="float" office:value="57">
            <text:p>057</text:p>
          </table:table-cell>
          <table:table-cell table:style-name="ce105" office:value-type="string">
            <text:p>Mobile/Android/Documents/View Content</text:p>
          </table:table-cell>
          <table:table-cell table:style-name="ce51" office:value-type="string">
            <text:p>View a File</text:p>
          </table:table-cell>
          <table:table-cell table:style-name="ce109" office:value-type="string">
            <text:p>Step 1: Open a File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- Touch on any file items (such as image, document, music files...)</text:p>
          </table:table-cell>
          <table:table-cell table:style-name="ce126" office:value-type="string">
            <text:p>- The file content will be showed on the screen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7">
          <table:table-cell table:style-name="ce94" office:value-type="float" office:value="58">
            <text:p>058</text:p>
          </table:table-cell>
          <table:table-cell table:style-name="ce38" office:value-type="string">
            <text:p>SNF_ADR_DOC_58</text:p>
          </table:table-cell>
          <table:table-cell table:style-name="ce102" office:value-type="float" office:value="58">
            <text:p>058</text:p>
          </table:table-cell>
          <table:table-cell table:style-name="ce105" office:value-type="string">
            <text:p>Mobile/Android/Documents/Open file</text:p>
          </table:table-cell>
          <table:table-cell table:style-name="ce51" office:value-type="string">
            <text:p>Open file in compatible installed app</text:p>
          </table:table-cell>
          <table:table-cell table:style-name="ce109" office:value-type="string">
            <text:p>Step 1: Open fire in document</text:p>
          </table:table-cell>
          <table:table-cell table:style-name="ce127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26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59">
            <text:p>059</text:p>
          </table:table-cell>
          <table:table-cell table:style-name="ce38" office:value-type="string">
            <text:p>SNF_ADR_DOC_59</text:p>
          </table:table-cell>
          <table:table-cell table:style-name="ce102" office:value-type="float" office:value="59">
            <text:p>059</text:p>
          </table:table-cell>
          <table:table-cell table:style-name="ce105" office:value-type="string">
            <text:p>Mobile/Android/Documents/showing action dialog</text:p>
          </table:table-cell>
          <table:table-cell table:style-name="ce51" office:value-type="string">
            <text:p>View menu action of File/Folder</text:p>
          </table:table-cell>
          <table:table-cell table:style-name="ce109" office:value-type="string">
            <text:p>Step 1: Showing action dialog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- Touch on the [Actions] button of each item to show the action dialog</text:p>
          </table:table-cell>
          <table:table-cell table:style-name="ce126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6">
          <table:table-cell table:style-name="ce94" office:value-type="float" office:value="60">
            <text:p>060</text:p>
          </table:table-cell>
          <table:table-cell table:style-name="ce38" office:value-type="string">
            <text:p>SNF_ADR_DOC_60</text:p>
          </table:table-cell>
          <table:table-cell table:style-name="ce102" office:value-type="float" office:value="60">
            <text:p>060</text:p>
          </table:table-cell>
          <table:table-cell table:style-name="ce105" office:value-type="string">
            <text:p>Mobile/Android/Documents/closing action dialog</text:p>
          </table:table-cell>
          <table:table-cell table:style-name="ce51" office:value-type="string">
            <text:p>Close menu action of File/Folder</text:p>
          </table:table-cell>
          <table:table-cell table:style-name="ce109" office:value-type="string">
            <text:p>Step 1: Closing action dialog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actions </text:span><text:span text:style-name="T8">button of </text:span><text:span text:style-name="T8">each item to </text:span><text:span text:style-name="T8">show the </text:span><text:span text:style-name="T8">action dialog</text:span></text:p>
            <text:p>- Touch on outside of the action popup </text:p>
          </table:table-cell>
          <table:table-cell table:style-name="ce126" office:value-type="string">
            <text:p>- The action dialog will be hidden.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61">
            <text:p>061</text:p>
          </table:table-cell>
          <table:table-cell table:style-name="ce38" office:value-type="string">
            <text:p>SNF_ADR_DOC_61</text:p>
          </table:table-cell>
          <table:table-cell table:style-name="ce102" office:value-type="float" office:value="61">
            <text:p>061</text:p>
          </table:table-cell>
          <table:table-cell table:style-name="ce105" office:value-type="string">
            <text:p>Mobile/Android/Documents/Actions/Delete</text:p>
          </table:table-cell>
          <table:table-cell table:style-name="ce51" office:value-type="string">
            <text:p>Delete a File/Folder</text:p>
          </table:table-cell>
          <table:table-cell table:style-name="ce109" office:value-type="string">
            <text:p>Step 1: Deleting File/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actions </text:span><text:span text:style-name="T8">button of </text:span><text:span text:style-name="T8">File/Folder </text:span><text:span text:style-name="T8">that want </text:span><text:span text:style-name="T8">and select </text:span><text:span text:style-name="T8">"delete" </text:span><text:span text:style-name="T8">action on </text:span><text:span text:style-name="T8">menu</text:span></text:p>
          </table:table-cell>
          <table:table-cell table:style-name="ce126" office:value-type="string">
            <text:p>- Selected File/Folder will be deleted and removed from list</text:p>
            <text:p><text:span text:style-name="T8">- List of </text:span><text:span text:style-name="T8">File/Folder </text:span><text:span text:style-name="T8">will be </text:span><text:span text:style-name="T8">updated 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7">
          <table:table-cell table:style-name="ce94" office:value-type="float" office:value="62">
            <text:p>062</text:p>
          </table:table-cell>
          <table:table-cell table:style-name="ce38" office:value-type="string">
            <text:p>SNF_ADR_DOC_62</text:p>
          </table:table-cell>
          <table:table-cell table:style-name="ce102" office:value-type="float" office:value="62">
            <text:p>062</text:p>
          </table:table-cell>
          <table:table-cell table:style-name="ce105" office:value-type="string">
            <text:p>Mobile/Android/Documents/Actions/Copy</text:p>
          </table:table-cell>
          <table:table-cell table:style-name="ce51" office:value-type="string">
            <text:p>Copy/Paste a File/Folder</text:p>
          </table:table-cell>
          <table:table-cell table:style-name="ce109" office:value-type="string">
            <text:p>Step 1: Copying File/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[Actions] </text:span><text:span text:style-name="T8">button of </text:span><text:span text:style-name="T8">File/Folder </text:span><text:span text:style-name="T8">that want </text:span><text:span text:style-name="T8">and select </text:span><text:span text:style-name="T8">[copy] action </text:span><text:span text:style-name="T8">on menu</text:span></text:p>
            <text:p>- then touch on [Action] button of another folder and select [Paste] action.</text:p>
          </table:table-cell>
          <table:table-cell table:style-name="ce126" office:value-type="string">
            <text:p>- Selected file/folder will be copied to the new folder</text:p>
            <text:p>- List of File/Folder will be updated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7">
          <table:table-cell table:style-name="ce94" office:value-type="float" office:value="63">
            <text:p>063</text:p>
          </table:table-cell>
          <table:table-cell table:style-name="ce38" office:value-type="string">
            <text:p>SNF_ADR_DOC_63</text:p>
          </table:table-cell>
          <table:table-cell table:style-name="ce102" office:value-type="float" office:value="63">
            <text:p>063</text:p>
          </table:table-cell>
          <table:table-cell table:style-name="ce105" office:value-type="string">
            <text:p>Mobile/Android/Documents/Actions/Move</text:p>
          </table:table-cell>
          <table:table-cell table:style-name="ce51" office:value-type="string">
            <text:p>Cut/Paste a File/Folder</text:p>
          </table:table-cell>
          <table:table-cell table:style-name="ce109" office:value-type="string">
            <text:p>Step 1: Moving File/Folder</text:p>
          </table:table-cell>
          <table:table-cell table:style-name="ce127" office:value-type="string">
            <text:p><text:span text:style-name="T15">- Start the </text:span><text:span text:style-name="T15">application </text:span><text:span text:style-name="T15">on mobile </text:span><text:span text:style-name="T15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[Actions] </text:span><text:span text:style-name="T8">button of </text:span><text:span text:style-name="T8">File/Folder </text:span><text:span text:style-name="T8">that want </text:span><text:span text:style-name="T8">and select </text:span><text:span text:style-name="T8">[cut] action </text:span><text:span text:style-name="T8">on menu</text:span></text:p>
            <text:p>- then touch on [Action] button of another folder and select [Paste] action.</text:p>
          </table:table-cell>
          <table:table-cell table:style-name="ce126" office:value-type="string">
            <text:p>- Selected file/folder will be moved to the new folder.</text:p>
            <text:p><text:span text:style-name="T8">- List of </text:span><text:span text:style-name="T8">File/Folder </text:span><text:span text:style-name="T8">will be </text:span><text:span text:style-name="T8">updated 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8">
          <table:table-cell table:style-name="ce94" office:value-type="float" office:value="64">
            <text:p>064</text:p>
          </table:table-cell>
          <table:table-cell table:style-name="ce38" office:value-type="string">
            <text:p>SNF_ADR_DOC_64</text:p>
          </table:table-cell>
          <table:table-cell table:style-name="ce102" office:value-type="float" office:value="64">
            <text:p>064</text:p>
          </table:table-cell>
          <table:table-cell table:style-name="ce105" office:value-type="string">
            <text:p>Mobile/Android/Documents/Actions/Take Picture</text:p>
          </table:table-cell>
          <table:table-cell table:style-name="ce51" office:value-type="string">
            <text:p>Take a Photo</text:p>
          </table:table-cell>
          <table:table-cell table:style-name="ce109" office:value-type="string">
            <text:p>Step 1: Take a photo</text:p>
          </table:table-cell>
          <table:table-cell table:style-name="ce11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Document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the [Actions] </text:span><text:span text:style-name="T8">button of </text:span><text:span text:style-name="T8">File/Folder </text:span><text:span text:style-name="T8">that want </text:span><text:span text:style-name="T8">and select </text:span><text:span text:style-name="T8">[Add photo], </text:span><text:span text:style-name="T8">choose [take </text:span><text:span text:style-name="T8">a photo] </text:span><text:span text:style-name="T8">action on </text:span><text:span text:style-name="T8">menu</text:span></text:p>
            <text:p>- after camera active, user touch on [capture] button then select [Save] button.</text:p>
            <text:p>- Click OK button</text:p>
          </table:table-cell>
          <table:table-cell table:style-name="ce126" office:value-type="string">
            <text:p>- The new image will be uploaded to the folder item.</text:p>
            <text:p><text:span text:style-name="T8">- List of </text:span><text:span text:style-name="T8">File/Folder </text:span><text:span text:style-name="T8">will be </text:span><text:span text:style-name="T8">updated 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4">
          <table:table-cell table:style-name="ce94" office:value-type="float" office:value="65">
            <text:p>065</text:p>
          </table:table-cell>
          <table:table-cell table:style-name="ce40" office:value-type="string">
            <text:p>SNF_ADR_NEW_65</text:p>
          </table:table-cell>
          <table:table-cell table:style-name="ce102" office:value-type="float" office:value="65">
            <text:p>065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Display Activities stream</text:p>
          </table:table-cell>
          <table:table-cell table:style-name="ce109" office:value-type="string">
            <text:p>Step 1: Go to News 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</table:table-cell>
          <table:table-cell table:style-name="ce126" office:value-type="string">
            <text:p>- Activities stream is displayed with all post</text:p>
            <text:p>- 100 posts is shown as defaul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6">
          <table:table-cell table:style-name="ce94" office:value-type="float" office:value="66">
            <text:p>066</text:p>
          </table:table-cell>
          <table:table-cell table:style-name="ce40" office:value-type="string">
            <text:p>SNF_ADR_NEW_66</text:p>
          </table:table-cell>
          <table:table-cell table:style-name="ce102" office:value-type="float" office:value="66">
            <text:p>066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View activity detail</text:p>
          </table:table-cell>
          <table:table-cell table:style-name="ce109" office:value-type="string">
            <text:p>Step 1: Open an activity 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26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67">
            <text:p>067</text:p>
          </table:table-cell>
          <table:table-cell table:style-name="ce40" office:value-type="string">
            <text:p>SNF_ADR_NEW_67</text:p>
          </table:table-cell>
          <table:table-cell table:style-name="ce102" office:value-type="float" office:value="67">
            <text:p>067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View activity detail</text:p>
          </table:table-cell>
          <table:table-cell table:style-name="ce109" office:value-type="string">
            <text:p>Step 1: Open an activity </text:p>
          </table:table-cell>
          <table:table-cell table:style-name="ce127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26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68">
            <text:p>068</text:p>
          </table:table-cell>
          <table:table-cell table:style-name="ce40" office:value-type="string">
            <text:p>SNF_ADR_NEW_68</text:p>
          </table:table-cell>
          <table:table-cell table:style-name="ce102" office:value-type="float" office:value="68">
            <text:p>068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View activity detail</text:p>
          </table:table-cell>
          <table:table-cell table:style-name="ce109" office:value-type="string">
            <text:p>Step 1: Open an activity detail</text:p>
          </table:table-cell>
          <table:table-cell table:style-name="ce127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26" office:value-type="string">
            <text:p>Display screen will be shown as below information:</text:p>
            <text:p><text:s/>+ Maximum will be 4 likers, if more we will have the more icon button apear</text:p>
            <text:p><text:s/>+ If the liker smaller than 4 the more icon will be disappeared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69">
            <text:p>069</text:p>
          </table:table-cell>
          <table:table-cell table:style-name="ce40" office:value-type="string">
            <text:p>SNF_ADR_NEW_69</text:p>
          </table:table-cell>
          <table:table-cell table:style-name="ce102" office:value-type="float" office:value="69">
            <text:p>069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Write a post with only text</text:p>
          </table:table-cell>
          <table:table-cell table:style-name="ce109" office:value-type="string">
            <text:p>Step 1: Send a pos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Send] </text:span><text:span text:style-name="T8">button</text:span></text:p>
          </table:table-cell>
          <table:table-cell table:style-name="ce126" office:value-type="string">
            <text:p>- Back to activities stream page</text:p>
            <text:p>- This post will be shown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8">
          <table:table-cell table:style-name="ce94" office:value-type="float" office:value="70">
            <text:p>070</text:p>
          </table:table-cell>
          <table:table-cell table:style-name="ce40" office:value-type="string">
            <text:p>SNF_ADR_NEW_70</text:p>
          </table:table-cell>
          <table:table-cell table:style-name="ce102" office:value-type="float" office:value="70">
            <text:p>070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Write a post with Take a Photo</text:p>
          </table:table-cell>
          <table:table-cell table:style-name="ce109" office:value-type="string">
            <text:p>Step 1: Take a photo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mera] </text:span><text:span text:style-name="T8">icon on the </text:span><text:span text:style-name="T8">top-right</text:span></text:p>
            <text:p><text:span text:style-name="T8">- Touch on </text:span><text:span text:style-name="T8">[Take a </text:span><text:span text:style-name="T8">Photo] </text:span><text:span text:style-name="T8">button</text:span></text:p>
            <text:p><text:span text:style-name="T8">- Touch on </text:span><text:span text:style-name="T8">[Camera] </text:span><text:span text:style-name="T8">button</text:span></text:p>
            <text:p><text:span text:style-name="T8">- Touch on </text:span><text:span text:style-name="T8">[Send] </text:span><text:span text:style-name="T8">button</text:span></text:p>
            <text:p><text:span text:style-name="T8">- Touch on </text:span><text:span text:style-name="T8">[Refresh] </text:span><text:span text:style-name="T8">icon on the </text:span><text:span text:style-name="T8">top-right</text:span></text:p>
          </table:table-cell>
          <table:table-cell table:style-name="ce126" office:value-type="string">
            <text:p><text:span text:style-name="T8">- Back to </text:span><text:span text:style-name="T8">activities </text:span><text:span text:style-name="T8">stream page</text:span></text:p>
            <text:p><text:span text:style-name="T8">- This post </text:span><text:span text:style-name="T8">will be </text:span><text:span text:style-name="T8">shown with </text:span><text:span text:style-name="T8">correct photo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32">
          <table:table-cell table:style-name="ce94" office:value-type="float" office:value="71">
            <text:p>071</text:p>
          </table:table-cell>
          <table:table-cell table:style-name="ce40" office:value-type="string">
            <text:p>SNF_ADR_NEW_71</text:p>
          </table:table-cell>
          <table:table-cell table:style-name="ce102" office:value-type="float" office:value="71">
            <text:p>071</text:p>
          </table:table-cell>
          <table:table-cell table:style-name="ce107" office:value-type="string">
            <text:p>Mobile/Android/News</text:p>
          </table:table-cell>
          <table:table-cell table:style-name="ce52" office:value-type="string">
            <text:p>Changing image attached when composing an activity</text:p>
          </table:table-cell>
          <table:table-cell table:style-name="ce124" office:value-type="string">
            <text:p>Step 1: Changing photo when take a photo</text:p>
          </table:table-cell>
          <table:table-cell table:style-name="ce11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mera] </text:span><text:span text:style-name="T8">icon on the </text:span><text:span text:style-name="T8">top-right</text:span></text:p>
            <text:p><text:span text:style-name="T8">- Touch on </text:span><text:span text:style-name="T8">[Take a </text:span><text:span text:style-name="T8">Photo] </text:span><text:span text:style-name="T8">button</text:span></text:p>
            <text:p><text:span text:style-name="T8">- Take a </text:span><text:span text:style-name="T8">photo</text:span></text:p>
            <text:p><text:span text:style-name="T8">- Touch on </text:span><text:span text:style-name="T8">[Save] button</text:span></text:p>
            <text:p><text:span text:style-name="T8">- Touch on </text:span><text:span text:style-name="T8">[Camera] </text:span><text:span text:style-name="T8">icon and </text:span><text:span text:style-name="T8">take other </text:span><text:span text:style-name="T8">photo, touch </text:span><text:span text:style-name="T8">on [Save] </text:span><text:span text:style-name="T8">button</text:span></text:p>
            <text:p><text:span text:style-name="T8">- Touch </text:span><text:span text:style-name="T8">[Send] </text:span><text:span text:style-name="T8">button</text:span></text:p>
            <text:p><text:span text:style-name="T8"/></text:p>
          </table:table-cell>
          <table:table-cell table:style-name="ce112" office:value-type="string">
            <text:p>- After touch on [Save] button, image is displayed on the text area to write post</text:p>
            <text:p>- New image is displayed on the text area to <text:s/>write post</text:p>
            <text:p>- New post with attached image is displayed on activity stream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TESTVN-5684</text:p>
          </table:table-cell>
          <table:table-cell table:style-name="ce146" table:number-columns-repeated="2"/>
          <table:table-cell table:style-name="ce140"/>
          <table:table-cell table:style-name="ce95" table:number-columns-repeated="1007"/>
        </table:table-row>
        <table:table-row table:style-name="ro28">
          <table:table-cell table:style-name="ce94" office:value-type="float" office:value="72">
            <text:p>072</text:p>
          </table:table-cell>
          <table:table-cell table:style-name="ce40" office:value-type="string">
            <text:p>SNF_ADR_NEW_72</text:p>
          </table:table-cell>
          <table:table-cell table:style-name="ce102" office:value-type="float" office:value="72">
            <text:p>072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Write a post with Photo from Library</text:p>
          </table:table-cell>
          <table:table-cell table:style-name="ce109" office:value-type="string">
            <text:p>Step 1: Select a photo from Library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mera] </text:span><text:span text:style-name="T8">icon on the </text:span><text:span text:style-name="T8">top-right</text:span></text:p>
            <text:p><text:span text:style-name="T8">- Touch on </text:span><text:span text:style-name="T8">[Photo </text:span><text:span text:style-name="T8">Library] </text:span><text:span text:style-name="T8">button</text:span></text:p>
            <text:p><text:span text:style-name="T8">- Select a </text:span><text:span text:style-name="T8">photo, touch </text:span><text:span text:style-name="T8">on [OK] </text:span><text:span text:style-name="T8">button</text:span></text:p>
            <text:p><text:span text:style-name="T8">- Touch on </text:span><text:span text:style-name="T8">[Send] </text:span><text:span text:style-name="T8">button</text:span></text:p>
            <text:p><text:span text:style-name="T8">- Touch on </text:span><text:span text:style-name="T8">[Refresh] </text:span><text:span text:style-name="T8">icon on the </text:span><text:span text:style-name="T8">top-right</text:span></text:p>
          </table:table-cell>
          <table:table-cell table:style-name="ce126" office:value-type="string">
            <text:p><text:span text:style-name="T8">- Back to </text:span><text:span text:style-name="T8">activities </text:span><text:span text:style-name="T8">stream page</text:span></text:p>
            <text:p><text:span text:style-name="T8">- This post </text:span><text:span text:style-name="T8">will be </text:span><text:span text:style-name="T8">shown with </text:span><text:span text:style-name="T8">correct photo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33">
          <table:table-cell table:style-name="ce94" office:value-type="float" office:value="73">
            <text:p>073</text:p>
          </table:table-cell>
          <table:table-cell table:style-name="ce40" office:value-type="string">
            <text:p>SNF_ADR_NEW_73</text:p>
          </table:table-cell>
          <table:table-cell table:style-name="ce102" office:value-type="float" office:value="73">
            <text:p>073</text:p>
          </table:table-cell>
          <table:table-cell table:style-name="ce107" office:value-type="string">
            <text:p>Mobile/Android/News</text:p>
          </table:table-cell>
          <table:table-cell table:style-name="ce52" office:value-type="string">
            <text:p>Changing image attached when composing an activity</text:p>
          </table:table-cell>
          <table:table-cell table:style-name="ce124" office:value-type="string">
            <text:p>Step 1: Changing photo from library</text:p>
          </table:table-cell>
          <table:table-cell table:style-name="ce11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mera] </text:span><text:span text:style-name="T8">icon on the </text:span><text:span text:style-name="T8">top-right</text:span></text:p>
            <text:p><text:span text:style-name="T8">- Touch on </text:span><text:span text:style-name="T8">[Photo </text:span><text:span text:style-name="T8">Library] </text:span><text:span text:style-name="T8">button</text:span></text:p>
            <text:p><text:span text:style-name="T8">- Select a </text:span><text:span text:style-name="T8">photo, touch </text:span><text:span text:style-name="T8">on [OK] </text:span><text:span text:style-name="T8">button</text:span></text:p>
            <text:p><text:span text:style-name="T8">- Touch on </text:span><text:span text:style-name="T8">[Camera] </text:span><text:span text:style-name="T8">icon again, </text:span><text:span text:style-name="T8">select </text:span><text:span text:style-name="T8">another </text:span><text:span text:style-name="T8">photo from </text:span><text:span text:style-name="T8">library, touch </text:span><text:span text:style-name="T8">[OK] button</text:span></text:p>
            <text:p><text:span text:style-name="T8">- Touch on </text:span><text:span text:style-name="T8">[Send] </text:span><text:span text:style-name="T8">button</text:span></text:p>
            <text:p><text:span text:style-name="T8"/></text:p>
          </table:table-cell>
          <table:table-cell table:style-name="ce112" office:value-type="string">
            <text:p>- After click OK, selected image is displayed on text area to write post</text:p>
            <text:p>- New image is displayed instead of selected image above</text:p>
            <text:p><text:span text:style-name="T16">- New post </text:span><text:span text:style-name="T16">with attached </text:span><text:span text:style-name="T16">image is </text:span><text:span text:style-name="T16">displayed on </text:span><text:span text:style-name="T16">activity </text:span><text:span text:style-name="T16">stream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74">
            <text:p>074</text:p>
          </table:table-cell>
          <table:table-cell table:style-name="ce40" office:value-type="string">
            <text:p>SNF_ADR_NEW_74</text:p>
          </table:table-cell>
          <table:table-cell table:style-name="ce102" office:value-type="float" office:value="74">
            <text:p>074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Write a post with empty data</text:p>
          </table:table-cell>
          <table:table-cell table:style-name="ce109" office:value-type="string">
            <text:p>Step 1: Send a post with empty data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</text:span></text:p>
            <text:p><text:span text:style-name="T8">- Do not </text:span><text:span text:style-name="T8">anything</text:span></text:p>
            <text:p><text:span text:style-name="T8">- Touch on </text:span><text:span text:style-name="T8">[Send] </text:span><text:span text:style-name="T8">button</text:span></text:p>
          </table:table-cell>
          <table:table-cell table:style-name="ce126" office:value-type="string">
            <text:p>- Alert message to require input tex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75">
            <text:p>075</text:p>
          </table:table-cell>
          <table:table-cell table:style-name="ce40" office:value-type="string">
            <text:p>SNF_ADR_NEW_75</text:p>
          </table:table-cell>
          <table:table-cell table:style-name="ce102" office:value-type="float" office:value="75">
            <text:p>075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Cancel a post</text:p>
          </table:table-cell>
          <table:table-cell table:style-name="ce109" office:value-type="string">
            <text:p>Step 1: Cancel a pos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Post] icon </text:span><text:span text:style-name="T8">on the top-</text:span><text:span text:style-name="T8">right, input </text:span><text:span text:style-name="T8">Something</text:span></text:p>
            <text:p><text:span text:style-name="T8">- Touch on </text:span><text:span text:style-name="T8">[Cancel] </text:span><text:span text:style-name="T8">button</text:span></text:p>
          </table:table-cell>
          <table:table-cell table:style-name="ce126" office:value-type="string">
            <text:p><text:span text:style-name="T16">- Back to </text:span><text:span text:style-name="T16">activities </text:span><text:span text:style-name="T16">stream page</text:span></text:p>
            <text:p><text:span text:style-name="T16">- This post </text:span><text:span text:style-name="T16">won't be </text:span><text:span text:style-name="T16">shown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76">
            <text:p>076</text:p>
          </table:table-cell>
          <table:table-cell table:style-name="ce40" office:value-type="string">
            <text:p>SNF_ADR_NEW_76</text:p>
          </table:table-cell>
          <table:table-cell table:style-name="ce102" office:value-type="float" office:value="76">
            <text:p>076</text:p>
          </table:table-cell>
          <table:table-cell table:style-name="ce107" office:value-type="string">
            <text:p>Mobile/Android/News</text:p>
          </table:table-cell>
          <table:table-cell table:style-name="ce52" office:value-type="string">
            <text:p>Nobody likes post</text:p>
          </table:table-cell>
          <table:table-cell table:style-name="ce124" office:value-type="string">
            <text:p>Step 1: Check liker screen when nobody likes post</text:p>
          </table:table-cell>
          <table:table-cell table:style-name="ce111" office:value-type="string">
            <text:p><text:span text:style-name="T9">- Start the </text:span><text:span text:style-name="T9">application </text:span><text:span text:style-name="T9">on mobile </text:span><text:span text:style-name="T9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any post </text:span><text:span text:style-name="T8">which </text:span><text:span text:style-name="T8">nobody likes</text:span></text:p>
            <text:p><text:span text:style-name="T8">- Touch on </text:span><text:span text:style-name="T8">arrow button </text:span><text:span text:style-name="T8">to open </text:span><text:span text:style-name="T8">likers tab</text:span></text:p>
          </table:table-cell>
          <table:table-cell table:style-name="ce112" office:value-type="string">
            <text:p>- Detail post screen is shown with text "No like for the moment"</text:p>
            <text:p>- Nobody in liker list and number of like is 0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15">
          <table:table-cell table:style-name="ce94" office:value-type="float" office:value="77">
            <text:p>077</text:p>
          </table:table-cell>
          <table:table-cell table:style-name="ce40" office:value-type="string">
            <text:p>SNF_ADR_NEW_77</text:p>
          </table:table-cell>
          <table:table-cell table:style-name="ce102" office:value-type="float" office:value="77">
            <text:p>077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Like a post</text:p>
          </table:table-cell>
          <table:table-cell table:style-name="ce109" office:value-type="string">
            <text:p>Step 1: Like a pos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Like] icon of </text:span><text:span text:style-name="T8">any post</text:span></text:p>
          </table:table-cell>
          <table:table-cell table:style-name="ce112" office:value-type="string">
            <text:p>- Number of Like is increased 1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78">
            <text:p>078</text:p>
          </table:table-cell>
          <table:table-cell table:style-name="ce40" office:value-type="string">
            <text:p>SNF_ADR_NEW_78</text:p>
          </table:table-cell>
          <table:table-cell table:style-name="ce102" office:value-type="float" office:value="78">
            <text:p>078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Unlike a post</text:p>
          </table:table-cell>
          <table:table-cell table:style-name="ce109" office:value-type="string">
            <text:p>Step 1: Unlike a pos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Like] icon of </text:span><text:span text:style-name="T8">any post</text:span></text:p>
            <text:p><text:span text:style-name="T8">- After that </text:span><text:span text:style-name="T8">touch on </text:span><text:span text:style-name="T8">[Unlike] icon </text:span><text:span text:style-name="T8">of this post</text:span></text:p>
          </table:table-cell>
          <table:table-cell table:style-name="ce112" office:value-type="string">
            <text:p>- Number of Like is decreased 1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79">
            <text:p>079</text:p>
          </table:table-cell>
          <table:table-cell table:style-name="ce40" office:value-type="string">
            <text:p>SNF_ADR_NEW_79</text:p>
          </table:table-cell>
          <table:table-cell table:style-name="ce102" office:value-type="float" office:value="79">
            <text:p>079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Like a post from detail screen</text:p>
          </table:table-cell>
          <table:table-cell table:style-name="ce109" office:value-type="string">
            <text:p>Step 1: Like a post from detail scree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26" office:value-type="string">
            <text:p>- Content of Post will be shown with comment and Like number (if have)</text:p>
            <text:p>- Number of Like is increased 1 poin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80">
            <text:p>080</text:p>
          </table:table-cell>
          <table:table-cell table:style-name="ce40" office:value-type="string">
            <text:p>SNF_ADR_NEW_80</text:p>
          </table:table-cell>
          <table:table-cell table:style-name="ce102" office:value-type="float" office:value="80">
            <text:p>080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Unlike a post <text:s/>from detail screen</text:p>
          </table:table-cell>
          <table:table-cell table:style-name="ce109" office:value-type="string">
            <text:p>Step 1: Unlike a post from detail scree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26" office:value-type="string">
            <text:p><text:span text:style-name="T8">- Content of </text:span><text:span text:style-name="T8">Post will be </text:span><text:span text:style-name="T8">shown with </text:span><text:span text:style-name="T8">comment </text:span><text:span text:style-name="T8">and Like </text:span><text:span text:style-name="T8">number (if </text:span><text:span text:style-name="T8">have)</text:span></text:p>
            <text:p>- Number of Like is decreased 1 point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1">
            <text:p>081</text:p>
          </table:table-cell>
          <table:table-cell table:style-name="ce40" office:value-type="string">
            <text:p>SNF_ADR_NEW_81</text:p>
          </table:table-cell>
          <table:table-cell table:style-name="ce102" office:value-type="float" office:value="81">
            <text:p>081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Comment a post with valid data</text:p>
          </table:table-cell>
          <table:table-cell table:style-name="ce109" office:value-type="string">
            <text:p>Step 1: Comment a post 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Comment] </text:span><text:span text:style-name="T8">icon of any </text:span><text:span text:style-name="T8">post</text:span></text:p>
            <text:p><text:span text:style-name="T8">- Input </text:span><text:span text:style-name="T8">something, </text:span><text:span text:style-name="T8">touch on </text:span><text:span text:style-name="T8">button Send</text:span></text:p>
            <text:p><text:span text:style-name="T8">- Touch on </text:span><text:span text:style-name="T8">this post</text:span></text:p>
          </table:table-cell>
          <table:table-cell table:style-name="ce112" office:value-type="string">
            <text:p>- Back to activities stream page</text:p>
            <text:p>- Number of Comment is increased 1 point</text:p>
            <text:p/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2">
            <text:p>082</text:p>
          </table:table-cell>
          <table:table-cell table:style-name="ce40" office:value-type="string">
            <text:p>SNF_ADR_NEW_82</text:p>
          </table:table-cell>
          <table:table-cell table:style-name="ce102" office:value-type="float" office:value="82">
            <text:p>082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Comment a post with empty data</text:p>
          </table:table-cell>
          <table:table-cell table:style-name="ce109" office:value-type="string">
            <text:p>Step 1: Comment a post 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Comment] </text:span><text:span text:style-name="T8">icon of any </text:span><text:span text:style-name="T8">post</text:span></text:p>
            <text:p><text:span text:style-name="T8">- Do not </text:span><text:span text:style-name="T8">input </text:span><text:span text:style-name="T8">anything, </text:span><text:span text:style-name="T8">touch on </text:span><text:span text:style-name="T8">button Send</text:span></text:p>
            <text:p><text:span text:style-name="T8">- Touch on </text:span><text:span text:style-name="T8">this post</text:span></text:p>
          </table:table-cell>
          <table:table-cell table:style-name="ce126" office:value-type="string">
            <text:p><text:span text:style-name="T16">- Alert </text:span><text:span text:style-name="T16">message to </text:span><text:span text:style-name="T16">require input </text:span><text:span text:style-name="T16">data</text:span></text:p>
            <text:p><text:span text:style-name="T16">- Back to </text:span><text:span text:style-name="T16">activities </text:span><text:span text:style-name="T16">stream page</text:span></text:p>
            <text:p><text:span text:style-name="T16">- Number of </text:span><text:span text:style-name="T16">Comment </text:span><text:span text:style-name="T16">isn't changed </text:span></text:p>
            <text:p><text:span text:style-name="T16">- No new </text:span><text:span text:style-name="T16">comment is </text:span><text:span text:style-name="T16">shown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3">
            <text:p>083</text:p>
          </table:table-cell>
          <table:table-cell table:style-name="ce40" office:value-type="string">
            <text:p>SNF_ADR_NEW_83</text:p>
          </table:table-cell>
          <table:table-cell table:style-name="ce102" office:value-type="float" office:value="83">
            <text:p>083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Cancel a comment</text:p>
          </table:table-cell>
          <table:table-cell table:style-name="ce109" office:value-type="string">
            <text:p>Step 1: Cancel comment</text:p>
          </table:table-cell>
          <table:table-cell table:style-name="ce127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8">- Sign In with </text:span><text:span text:style-name="T8">valid User </text:span><text:span text:style-name="T8">name/Passw</text:span><text:span text:style-name="T8">ord</text:span></text:p>
            <text:p><text:span text:style-name="T8">- Touch on </text:span><text:span text:style-name="T8">[News] </text:span><text:span text:style-name="T8">application </text:span><text:span text:style-name="T8">on Home </text:span><text:span text:style-name="T8">page</text:span></text:p>
            <text:p><text:span text:style-name="T8">- Touch on </text:span><text:span text:style-name="T8">[Comment] </text:span><text:span text:style-name="T8">icon of any </text:span><text:span text:style-name="T8">post</text:span></text:p>
            <text:p><text:span text:style-name="T8">- Input </text:span><text:span text:style-name="T8">something, </text:span><text:span text:style-name="T8">touch on </text:span><text:span text:style-name="T8">button </text:span><text:span text:style-name="T8">Cancel</text:span></text:p>
            <text:p><text:span text:style-name="T8">- Touch on </text:span><text:span text:style-name="T8">this post</text:span></text:p>
          </table:table-cell>
          <table:table-cell table:style-name="ce126" office:value-type="string">
            <text:p><text:span text:style-name="T16">- Back to </text:span><text:span text:style-name="T16">activities </text:span><text:span text:style-name="T16">stream page</text:span></text:p>
            <text:p><text:span text:style-name="T16">- Number of </text:span><text:span text:style-name="T16">Comment </text:span><text:span text:style-name="T16">isn't changed </text:span></text:p>
            <text:p><text:span text:style-name="T16">- No new </text:span><text:span text:style-name="T16">comment is </text:span><text:span text:style-name="T16">shown</text:span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84">
            <text:p>084</text:p>
          </table:table-cell>
          <table:table-cell table:style-name="ce40" office:value-type="string">
            <text:p>SNF_ADR_NEW_84</text:p>
          </table:table-cell>
          <table:table-cell table:style-name="ce102" office:value-type="float" office:value="84">
            <text:p>084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Open a post with URL of website</text:p>
          </table:table-cell>
          <table:table-cell table:style-name="ce109" office:value-type="string">
            <text:p>Step 1: Open a post <text:s/>with URL of websit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26" office:value-type="string">
            <text:p>- Redirect to website: http://google.com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5">
            <text:p>085</text:p>
          </table:table-cell>
          <table:table-cell table:style-name="ce40" office:value-type="string">
            <text:p>SNF_ADR_NEW_85</text:p>
          </table:table-cell>
          <table:table-cell table:style-name="ce102" office:value-type="float" office:value="85">
            <text:p>085</text:p>
          </table:table-cell>
          <table:table-cell table:style-name="ce107" office:value-type="string">
            <text:p>Mobile/Android/News</text:p>
          </table:table-cell>
          <table:table-cell table:style-name="ce50" office:value-type="string">
            <text:p>Open a post with URL of image</text:p>
          </table:table-cell>
          <table:table-cell table:style-name="ce109" office:value-type="string">
            <text:p>Step 1: Open a post <text:s/>with URL of imag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26" office:value-type="string">
            <text:p>- Image will be shown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86">
            <text:p>086</text:p>
          </table:table-cell>
          <table:table-cell table:style-name="ce40" office:value-type="string">
            <text:p>SNF_ADR_NEW_86</text:p>
          </table:table-cell>
          <table:table-cell table:style-name="ce102" office:value-type="float" office:value="86">
            <text:p>086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Open a post with attachment</text:p>
          </table:table-cell>
          <table:table-cell table:style-name="ce109" office:value-type="string">
            <text:p>Step 1: Open a post with attachment</text:p>
          </table:table-cell>
          <table:table-cell table:style-name="ce126" office:value-type="string">
            <text:p><text:span text:style-name="T16">- Start the </text:span><text:span text:style-name="T16">application </text:span><text:span text:style-name="T16">on mobile </text:span><text:span text:style-name="T16">device </text:span></text:p>
            <text:p><text:span text:style-name="T16">- Sign In with </text:span><text:span text:style-name="T16">valid User </text:span><text:span text:style-name="T16">name/Passw</text:span><text:span text:style-name="T16">ord</text:span></text:p>
            <text:p><text:span text:style-name="T16">- Touch on </text:span><text:span text:style-name="T16">[News] </text:span><text:span text:style-name="T16">application </text:span><text:span text:style-name="T16">on Home </text:span><text:span text:style-name="T16">page</text:span></text:p>
            <text:p><text:span text:style-name="T16">- Touch on </text:span><text:span text:style-name="T16">any post with </text:span><text:span text:style-name="T16">attachment</text:span></text:p>
            <text:p><text:span text:style-name="T16">- Touch on </text:span><text:span text:style-name="T16">this </text:span><text:span text:style-name="T16">attachment</text:span></text:p>
          </table:table-cell>
          <table:table-cell table:style-name="ce126" office:value-type="string">
            <text:p>- Attachment file will be shown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4">
          <table:table-cell table:style-name="ce94" office:value-type="float" office:value="87">
            <text:p>087</text:p>
          </table:table-cell>
          <table:table-cell table:style-name="ce40" office:value-type="string">
            <text:p>SNF_ADR_NEW_87</text:p>
          </table:table-cell>
          <table:table-cell table:style-name="ce102" office:value-type="float" office:value="87">
            <text:p>087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Show filter navigation to filter activity type</text:p>
          </table:table-cell>
          <table:table-cell table:style-name="ce109" office:value-type="string">
            <text:p>Step 1: Go to news in application</text:p>
          </table:table-cell>
          <table:table-cell table:style-name="ce126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26" office:value-type="string">
            <text:p>- Navigation filter apear with 4 kind of activity: ''All Updates","My Spaces","My connections", "My status" <text:s/>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5">
          <table:table-cell table:style-name="ce94" office:value-type="float" office:value="88">
            <text:p>088</text:p>
          </table:table-cell>
          <table:table-cell table:style-name="ce40" office:value-type="string">
            <text:p>SNF_ADR_NEW_88</text:p>
          </table:table-cell>
          <table:table-cell table:style-name="ce102" office:value-type="float" office:value="88">
            <text:p>088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List activity following selected filter</text:p>
          </table:table-cell>
          <table:table-cell table:style-name="ce109" office:value-type="string">
            <text:p>Step 1: Touch to any filtler in navigation</text:p>
          </table:table-cell>
          <table:table-cell table:style-name="ce126" office:value-type="string">
            <text:p>- Start application</text:p>
            <text:p>- Login with valid user name and password</text:p>
            <text:p>- Open touch to news icon</text:p>
            <text:p>- Touch to any kind of filter e.g. "My Spaces" filter </text:p>
          </table:table-cell>
          <table:table-cell table:style-name="ce126" office:value-type="string">
            <text:p>- Selected filter will be highlight</text:p>
            <text:p>- 100 activities belong to spaces that user is member will be shown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22">
          <table:table-cell table:style-name="ce94" office:value-type="float" office:value="89">
            <text:p>089</text:p>
          </table:table-cell>
          <table:table-cell table:style-name="ce40" office:value-type="string">
            <text:p>SNF_ADR_NEW_89</text:p>
          </table:table-cell>
          <table:table-cell table:style-name="ce102" office:value-type="float" office:value="89">
            <text:p>089</text:p>
          </table:table-cell>
          <table:table-cell table:style-name="ce107" office:value-type="string">
            <text:p>Mobile/Android/News</text:p>
          </table:table-cell>
          <table:table-cell table:style-name="ce46" office:value-type="string">
            <text:p>List activity following selected filter</text:p>
          </table:table-cell>
          <table:table-cell table:style-name="ce109" office:value-type="string">
            <text:p>Step 1: slide the activity filter</text:p>
          </table:table-cell>
          <table:table-cell table:style-name="ce126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26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35" office:value-type="string">
            <text:p>High</text:p>
          </table:table-cell>
          <table:table-cell table:style-name="ce140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table:number-columns-repeated="3"/>
          <table:table-cell table:style-name="ce140"/>
          <table:table-cell table:style-name="ce95" table:number-columns-repeated="1007"/>
        </table:table-row>
        <table:table-row table:style-name="ro15">
          <table:table-cell table:style-name="ce94" office:value-type="float" office:value="90">
            <text:p>090</text:p>
          </table:table-cell>
          <table:table-cell table:style-name="ce40" office:value-type="string">
            <text:p>SNF_ADR_P30_90</text:p>
          </table:table-cell>
          <table:table-cell table:style-name="ce102" office:value-type="float" office:value="90">
            <text:p>090</text:p>
          </table:table-cell>
          <table:table-cell table:style-name="ce107" office:value-type="string">
            <text:p>Mobile/Android/CheckWithPLF-3.0.x</text:p>
          </table:table-cell>
          <table:table-cell table:style-name="ce42" office:value-type="string">
            <text:p><text:span text:style-name="T2">Sign in an </text:span><text:span text:style-name="T2">eXo server </text:span>with PLF-3.0.x</text:p>
          </table:table-cell>
          <table:table-cell table:style-name="ce111" office:value-type="string">
            <text:p>Step 1: Try to login</text:p>
          </table:table-cell>
          <table:table-cell table:style-name="ce113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3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35" office:value-type="string">
            <text:p>High</text:p>
          </table:table-cell>
          <table:table-cell table:style-name="ce141"/>
          <table:table-cell table:style-name="ce146" office:value-type="string">
            <text:p>ha.khuat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Passed</text:p>
          </table:table-cell>
          <table:table-cell table:style-name="ce146" office:value-type="string">
            <text:p>TESTVN-5701</text:p>
          </table:table-cell>
          <table:table-cell table:style-name="ce146" table:number-columns-repeated="2"/>
          <table:table-cell table:style-name="ce141"/>
          <table:table-cell table:style-name="ce153" table:number-columns-repeated="3"/>
          <table:table-cell table:style-name="ce95" table:number-columns-repeated="1004"/>
        </table:table-row>
        <table:table-row table:style-name="ro15" table:number-rows-repeated="15">
          <table:table-cell table:style-name="ce95" table:number-columns-repeated="8"/>
          <table:table-cell table:style-name="ce136"/>
          <table:table-cell table:style-name="ce95" table:number-columns-repeated="1015"/>
        </table:table-row>
        <table:table-row table:style-name="ro15" table:number-rows-repeated="164">
          <table:table-cell table:number-columns-repeated="1024"/>
        </table:table-row>
        <table:table-row table:style-name="ro15" table:number-rows-repeated="11">
          <table:table-cell table:number-columns-repeated="11"/>
          <table:table-cell table:style-name="ce149" table:number-columns-repeated="4"/>
          <table:table-cell table:number-columns-repeated="1009"/>
        </table:table-row>
        <table:table-row table:style-name="ro15" table:number-rows-repeated="10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38"/>
        <table:table-column table:style-name="co19" table:default-cell-style-name="ce118"/>
        <table:table-column table:style-name="co19" table:default-cell-style-name="ce120"/>
        <table:table-column table:style-name="co20" table:default-cell-style-name="ce50"/>
        <table:table-column table:style-name="co21" table:default-cell-style-name="ce118"/>
        <table:table-column table:style-name="co22" table:default-cell-style-name="ce122"/>
        <table:table-row table:style-name="ro12">
          <table:table-cell table:style-name="ce114" office:value-type="string" table:number-columns-spanned="5" table:number-rows-spanned="2">
            <text:p>Android Sniff Test List</text:p>
          </table:table-cell>
          <table:covered-table-cell table:number-columns-repeated="4" table:style-name="ce117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15"/>
          <table:covered-table-cell table:number-columns-repeated="4" table:style-name="ce117"/>
          <table:covered-table-cell table:style-name="ce37" office:value-type="string">
            <text:p>Cases</text:p>
          </table:covered-table-cell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7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valid user/password</text:p>
          </table:table-cell>
          <table:table-cell/>
          <table:table-cell table:formula="of:=SUMPRODUCT(([SniffTest.B$7:SniffTest.B$958]=[.$A4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invalid user name</text:p>
          </table:table-cell>
          <table:table-cell/>
          <table:table-cell table:formula="of:=SUMPRODUCT(([SniffTest.B$7:SniffTest.B$958]=[.$A5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invalid password</text:p>
          </table:table-cell>
          <table:table-cell/>
          <table:table-cell table:formula="of:=SUMPRODUCT(([SniffTest.B$7:SniffTest.B$958]=[.$A6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blank user/password</text:p>
          </table:table-cell>
          <table:table-cell table:style-name="ce121"/>
          <table:table-cell table:formula="of:=SUMPRODUCT(([SniffTest.B$7:SniffTest.B$958]=[.$A7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another account</text:p>
          </table:table-cell>
          <table:table-cell table:style-name="ce121"/>
          <table:table-cell table:formula="of:=SUMPRODUCT(([SniffTest.B$7:SniffTest.B$958]=[.$A8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hen no network connection</text:p>
          </table:table-cell>
          <table:table-cell/>
          <table:table-cell table:formula="of:=SUMPRODUCT(([SniffTest.B$7:SniffTest.B$958]=[.$A9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7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Logout of the Home page with Logout button</text:p>
          </table:table-cell>
          <table:table-cell/>
          <table:table-cell table:formula="of:=SUMPRODUCT(([SniffTest.B$7:SniffTest.B$958]=[.$A10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Logout of the Home page with Back button</text:p>
          </table:table-cell>
          <table:table-cell/>
          <table:table-cell table:formula="of:=SUMPRODUCT(([SniffTest.B$7:SniffTest.B$958]=[.$A11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3" office:value-type="string">
            <text:p>Rotate devices while signing in eXo server</text:p>
          </table:table-cell>
          <table:table-cell/>
          <table:table-cell table:formula="of:=SUMPRODUCT(([SniffTest.B$7:SniffTest.B$958]=[.$A1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0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Display Setting screen</text:p>
          </table:table-cell>
          <table:table-cell/>
          <table:table-cell table:formula="of:=SUMPRODUCT(([SniffTest.B$7:SniffTest.B$958]=[.$A1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2" office:value-type="string">
            <text:p>Change server</text:p>
          </table:table-cell>
          <table:table-cell/>
          <table:table-cell table:formula="of:=SUMPRODUCT(([SniffTest.B$7:SniffTest.B$958]=[.$A14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SET_12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2" office:value-type="string">
            <text:p>Try to modify the selected server after being authenticate</text:p>
          </table:table-cell>
          <table:table-cell table:style-name="ce121"/>
          <table:table-cell table:formula="of:=SUMPRODUCT(([SniffTest.B$7:SniffTest.B$958]=[.$A15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SET_13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2" office:value-type="string">
            <text:p>Try to delete the selected server after being authenticate</text:p>
          </table:table-cell>
          <table:table-cell/>
          <table:table-cell table:formula="of:=SUMPRODUCT(([SniffTest.B$7:SniffTest.B$958]=[.$A1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4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5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6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7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8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9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0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n existing server</text:p>
          </table:table-cell>
          <table:table-cell/>
          <table:table-cell table:formula="of:=SUMPRODUCT(([SniffTest.B$7:SniffTest.B$958]=[.$A2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1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 blank server</text:p>
          </table:table-cell>
          <table:table-cell/>
          <table:table-cell table:formula="of:=SUMPRODUCT(([SniffTest.B$7:SniffTest.B$958]=[.$A24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SET_22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n existing server URL</text:p>
          </table:table-cell>
          <table:table-cell/>
          <table:table-cell table:formula="of:=SUMPRODUCT(([SniffTest.B$7:SniffTest.B$958]=[.$A25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3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 blank server URL</text:p>
          </table:table-cell>
          <table:table-cell/>
          <table:table-cell table:formula="of:=SUMPRODUCT(([SniffTest.B$7:SniffTest.B$958]=[.$A2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4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5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6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7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8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9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30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Delete a server</text:p>
          </table:table-cell>
          <table:table-cell/>
          <table:table-cell table:formula="of:=SUMPRODUCT(([SniffTest.B$7:SniffTest.B$958]=[.$A33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SET_31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6" office:value-type="string">
            <text:p>Set Remember my filter ON</text:p>
          </table:table-cell>
          <table:table-cell/>
          <table:table-cell table:formula="of:=SUMPRODUCT(([SniffTest.B$7:SniffTest.B$958]=[.$A3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2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Set Remember my filter OFF</text:p>
          </table:table-cell>
          <table:table-cell/>
          <table:table-cell table:formula="of:=SUMPRODUCT(([SniffTest.B$7:SniffTest.B$958]=[.$A35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3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eck remember my filter ON when kill apps</text:p>
          </table:table-cell>
          <table:table-cell/>
          <table:table-cell table:formula="of:=SUMPRODUCT(([SniffTest.B$7:SniffTest.B$958]=[.$A3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4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eck remember my filter OFF when kill apps</text:p>
          </table:table-cell>
          <table:table-cell/>
          <table:table-cell table:formula="of:=SUMPRODUCT(([SniffTest.B$7:SniffTest.B$958]=[.$A37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SET_35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anging setting of show-hidden private folder in personal drive</text:p>
          </table:table-cell>
          <table:table-cell/>
          <table:table-cell table:formula="of:=SUMPRODUCT(([SniffTest.B$7:SniffTest.B$958]=[.$A38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SET_36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anging setting of show-hidden private folder in personal drive</text:p>
          </table:table-cell>
          <table:table-cell/>
          <table:table-cell table:formula="of:=SUMPRODUCT(([SniffTest.B$7:SniffTest.B$958]=[.$A39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7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</text:p>
          </table:table-cell>
          <table:table-cell/>
          <table:table-cell table:formula="of:=SUMPRODUCT(([SniffTest.B$7:SniffTest.B$958]=[.$A40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8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 from News screen</text:p>
          </table:table-cell>
          <table:table-cell/>
          <table:table-cell table:formula="of:=SUMPRODUCT(([SniffTest.B$7:SniffTest.B$958]=[.$A41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9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 from Documents screen</text:p>
          </table:table-cell>
          <table:table-cell/>
          <table:table-cell table:formula="of:=SUMPRODUCT(([SniffTest.B$7:SniffTest.B$958]=[.$A42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40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9" office:value-type="string">
            <text:p>Setting language from Apps screen</text:p>
          </table:table-cell>
          <table:table-cell/>
          <table:table-cell table:formula="of:=SUMPRODUCT(([SniffTest.B$7:SniffTest.B$958]=[.$A4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GUI_41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table:style-name="ce45" office:value-type="string">
            <text:p>Don't view User guide</text:p>
          </table:table-cell>
          <table:table-cell/>
          <table:table-cell table:formula="of:=SUMPRODUCT(([SniffTest.B$7:SniffTest.B$958]=[.$A4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2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Show most recent 10 activity by timer</text:p>
          </table:table-cell>
          <table:table-cell/>
          <table:table-cell table:formula="of:=SUMPRODUCT(([SniffTest.B$7:SniffTest.B$958]=[.$A45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3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Reload for most recent 10 activity</text:p>
          </table:table-cell>
          <table:table-cell/>
          <table:table-cell table:formula="of:=SUMPRODUCT(([SniffTest.B$7:SniffTest.B$958]=[.$A4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4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Button align vertically in landscape mode</text:p>
          </table:table-cell>
          <table:table-cell/>
          <table:table-cell table:formula="of:=SUMPRODUCT(([SniffTest.B$7:SniffTest.B$958]=[.$A47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5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Back application that opening</text:p>
          </table:table-cell>
          <table:table-cell/>
          <table:table-cell table:formula="of:=SUMPRODUCT(([SniffTest.B$7:SniffTest.B$958]=[.$A4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HOM_46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Dashboard tab</text:p>
          </table:table-cell>
          <table:table-cell/>
          <table:table-cell table:formula="of:=SUMPRODUCT(([SniffTest.B$7:SniffTest.B$958]=[.$A4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HOM_47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Dashboard tab</text:p>
          </table:table-cell>
          <table:table-cell/>
          <table:table-cell table:formula="of:=SUMPRODUCT(([SniffTest.B$7:SniffTest.B$958]=[.$A5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48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Update Dashboard tab</text:p>
          </table:table-cell>
          <table:table-cell/>
          <table:table-cell table:formula="of:=SUMPRODUCT(([SniffTest.B$7:SniffTest.B$958]=[.$A5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49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Gadget List </text:p>
          </table:table-cell>
          <table:table-cell/>
          <table:table-cell table:formula="of:=SUMPRODUCT(([SniffTest.B$7:SniffTest.B$958]=[.$A5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0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Update Gadget List</text:p>
          </table:table-cell>
          <table:table-cell/>
          <table:table-cell table:formula="of:=SUMPRODUCT(([SniffTest.B$7:SniffTest.B$958]=[.$A5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1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Content of Gadget</text:p>
          </table:table-cell>
          <table:table-cell/>
          <table:table-cell table:formula="of:=SUMPRODUCT(([SniffTest.B$7:SniffTest.B$958]=[.$A54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2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43" office:value-type="string">
            <text:p>Edit Content of Gadget</text:p>
          </table:table-cell>
          <table:table-cell/>
          <table:table-cell table:formula="of:=SUMPRODUCT(([SniffTest.B$7:SniffTest.B$958]=[.$A55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Documents application </text:p>
          </table:table-cell>
          <table:table-cell/>
          <table:table-cell table:formula="of:=SUMPRODUCT(([SniffTest.B$7:SniffTest.B$958]=[.$A56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4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lose Documents application</text:p>
          </table:table-cell>
          <table:table-cell/>
          <table:table-cell table:formula="of:=SUMPRODUCT(([SniffTest.B$7:SniffTest.B$958]=[.$A5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5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<text:s/>Folder</text:p>
          </table:table-cell>
          <table:table-cell/>
          <table:table-cell table:formula="of:=SUMPRODUCT(([SniffTest.B$7:SniffTest.B$958]=[.$A5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6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Back Folder List </text:p>
          </table:table-cell>
          <table:table-cell/>
          <table:table-cell table:formula="of:=SUMPRODUCT(([SniffTest.B$7:SniffTest.B$958]=[.$A5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7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a File</text:p>
          </table:table-cell>
          <table:table-cell/>
          <table:table-cell table:formula="of:=SUMPRODUCT(([SniffTest.B$7:SniffTest.B$958]=[.$A60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8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Open file in compatible installed app</text:p>
          </table:table-cell>
          <table:table-cell/>
          <table:table-cell table:formula="of:=SUMPRODUCT(([SniffTest.B$7:SniffTest.B$958]=[.$A61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9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menu action of File/Folder</text:p>
          </table:table-cell>
          <table:table-cell/>
          <table:table-cell table:formula="of:=SUMPRODUCT(([SniffTest.B$7:SniffTest.B$958]=[.$A62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60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lose menu action of File/Folder</text:p>
          </table:table-cell>
          <table:table-cell/>
          <table:table-cell table:formula="of:=SUMPRODUCT(([SniffTest.B$7:SniffTest.B$958]=[.$A6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1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Delete a File/Folder</text:p>
          </table:table-cell>
          <table:table-cell/>
          <table:table-cell table:formula="of:=SUMPRODUCT(([SniffTest.B$7:SniffTest.B$958]=[.$A64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2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opy/Paste a File/Folder</text:p>
          </table:table-cell>
          <table:table-cell/>
          <table:table-cell table:formula="of:=SUMPRODUCT(([SniffTest.B$7:SniffTest.B$958]=[.$A65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3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ut/Paste a File/Folder</text:p>
          </table:table-cell>
          <table:table-cell/>
          <table:table-cell table:formula="of:=SUMPRODUCT(([SniffTest.B$7:SniffTest.B$958]=[.$A6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4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Take a Photo</text:p>
          </table:table-cell>
          <table:table-cell/>
          <table:table-cell table:formula="of:=SUMPRODUCT(([SniffTest.B$7:SniffTest.B$958]=[.$A67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5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8]=[.$A6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6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6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7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70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8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7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69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8]=[.$A7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0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8]=[.$A73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40" office:value-type="string">
            <text:p>SNF_ADR_NEW_71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table:style-name="ce52" office:value-type="string">
            <text:p>Changing image attached when composing an activity</text:p>
          </table:table-cell>
          <table:table-cell/>
          <table:table-cell table:formula="of:=SUMPRODUCT(([SniffTest.B$7:SniffTest.B$958]=[.$A7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2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8]=[.$A75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40" office:value-type="string">
            <text:p>SNF_ADR_NEW_73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table:style-name="ce52" office:value-type="string">
            <text:p>Changing image attached when composing an activity</text:p>
          </table:table-cell>
          <table:table-cell/>
          <table:table-cell table:formula="of:=SUMPRODUCT(([SniffTest.B$7:SniffTest.B$958]=[.$A7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4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Write a post with empty data</text:p>
          </table:table-cell>
          <table:table-cell table:style-name="ce108"/>
          <table:table-cell table:formula="of:=SUMPRODUCT(([SniffTest.B$7:SniffTest.B$958]=[.$A77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5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ancel a post</text:p>
          </table:table-cell>
          <table:table-cell table:style-name="ce108"/>
          <table:table-cell table:formula="of:=SUMPRODUCT(([SniffTest.B$7:SniffTest.B$958]=[.$A7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6</text:p>
          </table:table-cell>
          <table:table-cell table:style-name="ce108"/>
          <table:table-cell office:value-type="string">
            <text:p>News</text:p>
          </table:table-cell>
          <table:table-cell table:style-name="ce52" office:value-type="string">
            <text:p>Nobody likes post</text:p>
          </table:table-cell>
          <table:table-cell table:style-name="ce108"/>
          <table:table-cell table:formula="of:=SUMPRODUCT(([SniffTest.B$7:SniffTest.B$958]=[.$A7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7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Like a post</text:p>
          </table:table-cell>
          <table:table-cell table:style-name="ce108"/>
          <table:table-cell table:formula="of:=SUMPRODUCT(([SniffTest.B$7:SniffTest.B$958]=[.$A80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8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Unlike a post</text:p>
          </table:table-cell>
          <table:table-cell table:style-name="ce108"/>
          <table:table-cell table:formula="of:=SUMPRODUCT(([SniffTest.B$7:SniffTest.B$958]=[.$A8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9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 table:style-name="ce108"/>
          <table:table-cell table:formula="of:=SUMPRODUCT(([SniffTest.B$7:SniffTest.B$958]=[.$A8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0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 table:style-name="ce108"/>
          <table:table-cell table:formula="of:=SUMPRODUCT(([SniffTest.B$7:SniffTest.B$958]=[.$A83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1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 table:style-name="ce108"/>
          <table:table-cell table:formula="of:=SUMPRODUCT(([SniffTest.B$7:SniffTest.B$958]=[.$A8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2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Comment a post with empty data</text:p>
          </table:table-cell>
          <table:table-cell table:style-name="ce108"/>
          <table:table-cell table:formula="of:=SUMPRODUCT(([SniffTest.B$7:SniffTest.B$958]=[.$A85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83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 table:style-name="ce108"/>
          <table:table-cell table:formula="of:=SUMPRODUCT(([SniffTest.B$7:SniffTest.B$958]=[.$A8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4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 table:style-name="ce108"/>
          <table:table-cell table:formula="of:=SUMPRODUCT(([SniffTest.B$7:SniffTest.B$958]=[.$A87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5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 table:style-name="ce108"/>
          <table:table-cell table:formula="of:=SUMPRODUCT(([SniffTest.B$7:SniffTest.B$958]=[.$A88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6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Open a post with attachment</text:p>
          </table:table-cell>
          <table:table-cell table:style-name="ce108"/>
          <table:table-cell table:formula="of:=SUMPRODUCT(([SniffTest.B$7:SniffTest.B$958]=[.$A89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7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Show filter navigation to filter activity type</text:p>
          </table:table-cell>
          <table:table-cell table:style-name="ce108"/>
          <table:table-cell table:formula="of:=SUMPRODUCT(([SniffTest.B$7:SniffTest.B$958]=[.$A90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8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List activity following selected filter</text:p>
          </table:table-cell>
          <table:table-cell table:style-name="ce108"/>
          <table:table-cell table:formula="of:=SUMPRODUCT(([SniffTest.B$7:SniffTest.B$958]=[.$A9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9</text:p>
          </table:table-cell>
          <table:table-cell table:style-name="ce119"/>
          <table:table-cell office:value-type="string">
            <text:p>News</text:p>
          </table:table-cell>
          <table:table-cell table:style-name="ce46" office:value-type="string">
            <text:p>List activity following selected filter</text:p>
          </table:table-cell>
          <table:table-cell table:style-name="ce119"/>
          <table:table-cell table:formula="of:=SUMPRODUCT(([SniffTest.B$7:SniffTest.B$958]=[.$A9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P30_90</text:p>
          </table:table-cell>
          <table:table-cell table:style-name="ce119"/>
          <table:table-cell table:style-name="ce119" office:value-type="string">
            <text:p>PLF 3.0,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19"/>
          <table:table-cell table:formula="of:=SUMPRODUCT(([SniffTest.B$7:SniffTest.B$958]=[.$A93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116" office:value-type="string" table:number-columns-spanned="5" table:number-rows-spanned="1">
            <text:p>TOTAL</text:p>
          </table:table-cell>
          <table:covered-table-cell table:number-columns-repeated="4" table:style-name="ce119"/>
          <table:table-cell table:style-name="ce123" table:formula="of:=SUM([.F4:.F93])" office:value-type="float" office:value="90">
            <text:p>90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3">09/13/2012</text:date>, <text:time>10:0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date>2012-09-13T10:09:40</dc:date>
    <meta:editing-cycles>261</meta:editing-cycles>
    <meta:editing-duration>PT87H50M03S</meta:editing-duration>
    <dc:creator>exoplatform </dc:creator>
    <meta:document-statistic meta:table-count="4" meta:cell-count="1897" meta:object-count="1"/>
    <meta:user-defined meta:name="Info 1"/>
    <meta:user-defined meta:name="Info 2"/>
    <meta:user-defined meta:name="Info 3"/>
    <meta:user-defined meta:name="Info 4"/>
  </office:meta>
</office:document-meta>
</file>